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4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9mm"/>
    </style:style>
    <style:style style:name="co5" style:family="table-column">
      <style:table-column-properties fo:break-before="auto" style:column-width="63.25mm"/>
    </style:style>
    <style:style style:name="co6" style:family="table-column">
      <style:table-column-properties fo:break-before="auto" style:column-width="63.89mm"/>
    </style:style>
    <style:style style:name="co7" style:family="table-column">
      <style:table-column-properties fo:break-before="auto" style:column-width="57.1mm"/>
    </style:style>
    <style:style style:name="co8" style:family="table-column">
      <style:table-column-properties fo:break-before="auto" style:column-width="55.17mm"/>
    </style:style>
    <style:style style:name="co9" style:family="table-column">
      <style:table-column-properties fo:break-before="auto" style:column-width="54.33mm"/>
    </style:style>
    <style:style style:name="co10" style:family="table-column">
      <style:table-column-properties fo:break-before="auto" style:column-width="53.9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49.2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om_website_formulas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1*Y</text:p>
          </table:table-cell>
          <table:table-cell table:style-name="ce4" office:value-type="string" calcext:value-type="string">
            <text:p>X2*Y</text:p>
          </table:table-cell>
          <table:table-cell table:style-name="ce4" office:value-type="string" calcext:value-type="string">
            <text:p>X1*X2</text:p>
          </table:table-cell>
          <table:table-cell table:style-name="ce2" office:value-type="string" calcext:value-type="string">
            <text:p>Y – Ymean</text:p>
          </table:table-cell>
          <table:table-cell table:style-name="ce2" office:value-type="string" calcext:value-type="string">
            <text:p>X1 – X1mean</text:p>
          </table:table-cell>
          <table:table-cell table:style-name="ce2" office:value-type="string" calcext:value-type="string">
            <text:p>X2 – X2mean</text:p>
          </table:table-cell>
          <table:table-cell table:style-name="ce1" office:value-type="string" calcext:value-type="string">
            <text:p>(Y – Ymean)²</text:p>
          </table:table-cell>
          <table:table-cell table:style-name="ce1" office:value-type="string" calcext:value-type="string">
            <text:p>(X1 – X1mean)²</text:p>
          </table:table-cell>
          <table:table-cell table:style-name="ce1" office:value-type="string" calcext:value-type="string">
            <text:p>(X2 – X2mean)²</text:p>
          </table:table-cell>
          <table:table-cell table:style-name="ce2" office:value-type="string" calcext:value-type="string">
            <text:p>Y-Ymean * X1 – X1mean</text:p>
          </table:table-cell>
          <table:table-cell table:style-name="ce2" office:value-type="string" calcext:value-type="string">
            <text:p>Y-Ymean * X2 – X2mean</text:p>
          </table:table-cell>
          <table:table-cell table:style-name="ce2" office:value-type="string" calcext:value-type="string">
            <text:p>X1 – X1mean * X2 – X2mean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C2]*[.B2]" office:value-type="float" office:value="40" calcext:value-type="float">
            <text:p>40</text:p>
          </table:table-cell>
          <table:table-cell table:formula="of:=[.D2]*[.B2]" office:value-type="float" office:value="25" calcext:value-type="float">
            <text:p>25</text:p>
          </table:table-cell>
          <table:table-cell table:formula="of:=[.C2]*[.D2]" office:value-type="float" office:value="1000" calcext:value-type="float">
            <text:p>1000</text:p>
          </table:table-cell>
          <table:table-cell table:formula="of:=[.B2]-[.B25]" office:value-type="float" office:value="-2.25" calcext:value-type="float">
            <text:p>-2,25</text:p>
          </table:table-cell>
          <table:table-cell table:formula="of:=[.C2]-[.C25]" office:value-type="float" office:value="-11.9" calcext:value-type="float">
            <text:p>-11,9</text:p>
          </table:table-cell>
          <table:table-cell table:formula="of:=[.D2]-[.D25]" office:value-type="float" office:value="-7.75" calcext:value-type="float">
            <text:p>-7,75</text:p>
          </table:table-cell>
          <table:table-cell table:formula="of:=POWER([.H2];2)" office:value-type="float" office:value="5.0625" calcext:value-type="float">
            <text:p>5,0625</text:p>
          </table:table-cell>
          <table:table-cell table:formula="of:=POWER([.I2];2)" office:value-type="float" office:value="141.61" calcext:value-type="float">
            <text:p>141,61</text:p>
          </table:table-cell>
          <table:table-cell table:formula="of:=POWER([.J2];2)" office:value-type="float" office:value="60.0625" calcext:value-type="float">
            <text:p>60,0625</text:p>
          </table:table-cell>
          <table:table-cell table:formula="of:=[.H2]*[.I2]" office:value-type="float" office:value="26.775" calcext:value-type="float">
            <text:p>26,775</text:p>
          </table:table-cell>
          <table:table-cell table:formula="of:=[.H2]*[.J2]" office:value-type="float" office:value="17.4375" calcext:value-type="float">
            <text:p>17,4375</text:p>
          </table:table-cell>
          <table:table-cell table:formula="of:=[.I2]*[.J2]" office:value-type="float" office:value="92.225" calcext:value-type="float">
            <text:p>92,2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[.C3]*[.B3]" office:value-type="float" office:value="90" calcext:value-type="float">
            <text:p>90</text:p>
          </table:table-cell>
          <table:table-cell table:formula="of:=[.D3]*[.B3]" office:value-type="float" office:value="40" calcext:value-type="float">
            <text:p>40</text:p>
          </table:table-cell>
          <table:table-cell table:formula="of:=[.C3]*[.D3]" office:value-type="float" office:value="900" calcext:value-type="float">
            <text:p>900</text:p>
          </table:table-cell>
          <table:table-cell table:formula="of:=[.B3]-[.B25]" office:value-type="float" office:value="-1.25" calcext:value-type="float">
            <text:p>-1,25</text:p>
          </table:table-cell>
          <table:table-cell table:formula="of:=[.C3]-[.C25]" office:value-type="float" office:value="-6.9" calcext:value-type="float">
            <text:p>-6,9</text:p>
          </table:table-cell>
          <table:table-cell table:formula="of:=[.D3]-[.D25]" office:value-type="float" office:value="-12.75" calcext:value-type="float">
            <text:p>-12,75</text:p>
          </table:table-cell>
          <table:table-cell table:formula="of:=POWER([.H3];2)" office:value-type="float" office:value="1.5625" calcext:value-type="float">
            <text:p>1,5625</text:p>
          </table:table-cell>
          <table:table-cell table:formula="of:=POWER([.I3];2)" office:value-type="float" office:value="47.61" calcext:value-type="float">
            <text:p>47,61</text:p>
          </table:table-cell>
          <table:table-cell table:formula="of:=POWER([.J3];2)" office:value-type="float" office:value="162.5625" calcext:value-type="float">
            <text:p>162,5625</text:p>
          </table:table-cell>
          <table:table-cell table:formula="of:=[.H3]*[.I3]" office:value-type="float" office:value="8.625" calcext:value-type="float">
            <text:p>8,625</text:p>
          </table:table-cell>
          <table:table-cell table:formula="of:=[.H3]*[.J3]" office:value-type="float" office:value="15.9375" calcext:value-type="float">
            <text:p>15,9375</text:p>
          </table:table-cell>
          <table:table-cell table:formula="of:=[.I3]*[.J3]" office:value-type="float" office:value="87.975" calcext:value-type="float">
            <text:p>87,9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4]*[.B4]" office:value-type="float" office:value="38" calcext:value-type="float">
            <text:p>38</text:p>
          </table:table-cell>
          <table:table-cell table:formula="of:=[.D4]*[.B4]" office:value-type="float" office:value="30" calcext:value-type="float">
            <text:p>30</text:p>
          </table:table-cell>
          <table:table-cell table:formula="of:=[.C4]*[.D4]" office:value-type="float" office:value="1140" calcext:value-type="float">
            <text:p>1140</text:p>
          </table:table-cell>
          <table:table-cell table:formula="of:=[.B4]-[.B25]" office:value-type="float" office:value="-2.25" calcext:value-type="float">
            <text:p>-2,25</text:p>
          </table:table-cell>
          <table:table-cell table:formula="of:=[.C4]-[.C25]" office:value-type="float" office:value="-13.9" calcext:value-type="float">
            <text:p>-13,9</text:p>
          </table:table-cell>
          <table:table-cell table:formula="of:=[.D4]-[.D25]" office:value-type="float" office:value="-2.75" calcext:value-type="float">
            <text:p>-2,75</text:p>
          </table:table-cell>
          <table:table-cell table:formula="of:=POWER([.H4];2)" office:value-type="float" office:value="5.0625" calcext:value-type="float">
            <text:p>5,0625</text:p>
          </table:table-cell>
          <table:table-cell table:formula="of:=POWER([.I4];2)" office:value-type="float" office:value="193.21" calcext:value-type="float">
            <text:p>193,21</text:p>
          </table:table-cell>
          <table:table-cell table:formula="of:=POWER([.J4];2)" office:value-type="float" office:value="7.5625" calcext:value-type="float">
            <text:p>7,5625</text:p>
          </table:table-cell>
          <table:table-cell table:formula="of:=[.H4]*[.I4]" office:value-type="float" office:value="31.275" calcext:value-type="float">
            <text:p>31,275</text:p>
          </table:table-cell>
          <table:table-cell table:formula="of:=[.H4]*[.J4]" office:value-type="float" office:value="6.1875" calcext:value-type="float">
            <text:p>6,1875</text:p>
          </table:table-cell>
          <table:table-cell table:formula="of:=[.I4]*[.J4]" office:value-type="float" office:value="38.225" calcext:value-type="float">
            <text:p>38,2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C5]*[.B5]" office:value-type="float" office:value="150" calcext:value-type="float">
            <text:p>150</text:p>
          </table:table-cell>
          <table:table-cell table:formula="of:=[.D5]*[.B5]" office:value-type="float" office:value="90" calcext:value-type="float">
            <text:p>90</text:p>
          </table:table-cell>
          <table:table-cell table:formula="of:=[.C5]*[.D5]" office:value-type="float" office:value="1500" calcext:value-type="float">
            <text:p>1500</text:p>
          </table:table-cell>
          <table:table-cell table:formula="of:=[.B5]-[.B25]" office:value-type="float" office:value="-0.25" calcext:value-type="float">
            <text:p>-0,25</text:p>
          </table:table-cell>
          <table:table-cell table:formula="of:=[.C5]-[.C25]" office:value-type="float" office:value="-1.9" calcext:value-type="float">
            <text:p>-1,9</text:p>
          </table:table-cell>
          <table:table-cell table:formula="of:=[.D5]-[.D25]" office:value-type="float" office:value="-2.75" calcext:value-type="float">
            <text:p>-2,75</text:p>
          </table:table-cell>
          <table:table-cell table:formula="of:=POWER([.H5];2)" office:value-type="float" office:value="0.0625" calcext:value-type="float">
            <text:p>0,0625</text:p>
          </table:table-cell>
          <table:table-cell table:formula="of:=POWER([.I5];2)" office:value-type="float" office:value="3.60999999999999" calcext:value-type="float">
            <text:p>3,60999999999999</text:p>
          </table:table-cell>
          <table:table-cell table:formula="of:=POWER([.J5];2)" office:value-type="float" office:value="7.5625" calcext:value-type="float">
            <text:p>7,5625</text:p>
          </table:table-cell>
          <table:table-cell table:formula="of:=[.H5]*[.I5]" office:value-type="float" office:value="0.475" calcext:value-type="float">
            <text:p>0,475</text:p>
          </table:table-cell>
          <table:table-cell table:formula="of:=[.H5]*[.J5]" office:value-type="float" office:value="0.6875" calcext:value-type="float">
            <text:p>0,6875</text:p>
          </table:table-cell>
          <table:table-cell table:formula="of:=[.I5]*[.J5]" office:value-type="float" office:value="5.225" calcext:value-type="float">
            <text:p>5,2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C6]*[.B6]" office:value-type="float" office:value="96" calcext:value-type="float">
            <text:p>96</text:p>
          </table:table-cell>
          <table:table-cell table:formula="of:=[.D6]*[.B6]" office:value-type="float" office:value="56" calcext:value-type="float">
            <text:p>56</text:p>
          </table:table-cell>
          <table:table-cell table:formula="of:=[.C6]*[.D6]" office:value-type="float" office:value="1344" calcext:value-type="float">
            <text:p>1344</text:p>
          </table:table-cell>
          <table:table-cell table:formula="of:=[.B6]-[.B25]" office:value-type="float" office:value="-1.25" calcext:value-type="float">
            <text:p>-1,25</text:p>
          </table:table-cell>
          <table:table-cell table:formula="of:=[.C6]-[.C25]" office:value-type="float" office:value="-3.9" calcext:value-type="float">
            <text:p>-3,9</text:p>
          </table:table-cell>
          <table:table-cell table:formula="of:=[.D6]-[.D25]" office:value-type="float" office:value="-4.75" calcext:value-type="float">
            <text:p>-4,75</text:p>
          </table:table-cell>
          <table:table-cell table:formula="of:=POWER([.H6];2)" office:value-type="float" office:value="1.5625" calcext:value-type="float">
            <text:p>1,5625</text:p>
          </table:table-cell>
          <table:table-cell table:formula="of:=POWER([.I6];2)" office:value-type="float" office:value="15.21" calcext:value-type="float">
            <text:p>15,21</text:p>
          </table:table-cell>
          <table:table-cell table:formula="of:=POWER([.J6];2)" office:value-type="float" office:value="22.5625" calcext:value-type="float">
            <text:p>22,5625</text:p>
          </table:table-cell>
          <table:table-cell table:formula="of:=[.H6]*[.I6]" office:value-type="float" office:value="4.875" calcext:value-type="float">
            <text:p>4,875</text:p>
          </table:table-cell>
          <table:table-cell table:formula="of:=[.H6]*[.J6]" office:value-type="float" office:value="5.9375" calcext:value-type="float">
            <text:p>5,9375</text:p>
          </table:table-cell>
          <table:table-cell table:formula="of:=[.I6]*[.J6]" office:value-type="float" office:value="18.525" calcext:value-type="float">
            <text:p>18,5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[.C7]*[.B7]" office:value-type="float" office:value="165" calcext:value-type="float">
            <text:p>165</text:p>
          </table:table-cell>
          <table:table-cell table:formula="of:=[.D7]*[.B7]" office:value-type="float" office:value="90" calcext:value-type="float">
            <text:p>90</text:p>
          </table:table-cell>
          <table:table-cell table:formula="of:=[.C7]*[.D7]" office:value-type="float" office:value="1650" calcext:value-type="float">
            <text:p>1650</text:p>
          </table:table-cell>
          <table:table-cell table:formula="of:=[.B7]-[.B25]" office:value-type="float" office:value="-0.25" calcext:value-type="float">
            <text:p>-0,25</text:p>
          </table:table-cell>
          <table:table-cell table:formula="of:=[.C7]-[.C25]" office:value-type="float" office:value="3.1" calcext:value-type="float">
            <text:p>3,1</text:p>
          </table:table-cell>
          <table:table-cell table:formula="of:=[.D7]-[.D25]" office:value-type="float" office:value="-2.75" calcext:value-type="float">
            <text:p>-2,75</text:p>
          </table:table-cell>
          <table:table-cell table:formula="of:=POWER([.H7];2)" office:value-type="float" office:value="0.0625" calcext:value-type="float">
            <text:p>0,0625</text:p>
          </table:table-cell>
          <table:table-cell table:formula="of:=POWER([.I7];2)" office:value-type="float" office:value="9.61000000000001" calcext:value-type="float">
            <text:p>9,61000000000001</text:p>
          </table:table-cell>
          <table:table-cell table:formula="of:=POWER([.J7];2)" office:value-type="float" office:value="7.5625" calcext:value-type="float">
            <text:p>7,5625</text:p>
          </table:table-cell>
          <table:table-cell table:formula="of:=[.H7]*[.I7]" office:value-type="float" office:value="-0.775" calcext:value-type="float">
            <text:p>-0,775</text:p>
          </table:table-cell>
          <table:table-cell table:formula="of:=[.H7]*[.J7]" office:value-type="float" office:value="0.6875" calcext:value-type="float">
            <text:p>0,6875</text:p>
          </table:table-cell>
          <table:table-cell table:formula="of:=[.I7]*[.J7]" office:value-type="float" office:value="-8.525" calcext:value-type="float">
            <text:p>-8,5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formula="of:=[.C8]*[.B8]" office:value-type="float" office:value="159" calcext:value-type="float">
            <text:p>159</text:p>
          </table:table-cell>
          <table:table-cell table:formula="of:=[.D8]*[.B8]" office:value-type="float" office:value="102" calcext:value-type="float">
            <text:p>102</text:p>
          </table:table-cell>
          <table:table-cell table:formula="of:=[.C8]*[.D8]" office:value-type="float" office:value="1802" calcext:value-type="float">
            <text:p>1802</text:p>
          </table:table-cell>
          <table:table-cell table:formula="of:=[.B8]-[.B25]" office:value-type="float" office:value="-0.25" calcext:value-type="float">
            <text:p>-0,25</text:p>
          </table:table-cell>
          <table:table-cell table:formula="of:=[.C8]-[.C25]" office:value-type="float" office:value="1.1" calcext:value-type="float">
            <text:p>1,1</text:p>
          </table:table-cell>
          <table:table-cell table:formula="of:=[.D8]-[.D25]" office:value-type="float" office:value="1.25" calcext:value-type="float">
            <text:p>1,25</text:p>
          </table:table-cell>
          <table:table-cell table:formula="of:=POWER([.H8];2)" office:value-type="float" office:value="0.0625" calcext:value-type="float">
            <text:p>0,0625</text:p>
          </table:table-cell>
          <table:table-cell table:formula="of:=POWER([.I8];2)" office:value-type="float" office:value="1.21" calcext:value-type="float">
            <text:p>1,21</text:p>
          </table:table-cell>
          <table:table-cell table:formula="of:=POWER([.J8];2)" office:value-type="float" office:value="1.5625" calcext:value-type="float">
            <text:p>1,5625</text:p>
          </table:table-cell>
          <table:table-cell table:formula="of:=[.H8]*[.I8]" office:value-type="float" office:value="-0.275" calcext:value-type="float">
            <text:p>-0,275</text:p>
          </table:table-cell>
          <table:table-cell table:formula="of:=[.H8]*[.J8]" office:value-type="float" office:value="-0.3125" calcext:value-type="float">
            <text:p>-0,3125</text:p>
          </table:table-cell>
          <table:table-cell table:formula="of:=[.I8]*[.J8]" office:value-type="float" office:value="1.375" calcext:value-type="float">
            <text:p>1,3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[.C9]*[.B9]" office:value-type="float" office:value="220" calcext:value-type="float">
            <text:p>220</text:p>
          </table:table-cell>
          <table:table-cell table:formula="of:=[.D9]*[.B9]" office:value-type="float" office:value="144" calcext:value-type="float">
            <text:p>144</text:p>
          </table:table-cell>
          <table:table-cell table:formula="of:=[.C9]*[.D9]" office:value-type="float" office:value="1980" calcext:value-type="float">
            <text:p>1980</text:p>
          </table:table-cell>
          <table:table-cell table:formula="of:=[.B9]-[.B25]" office:value-type="float" office:value="0.75" calcext:value-type="float">
            <text:p>0,75</text:p>
          </table:table-cell>
          <table:table-cell table:formula="of:=[.C9]-[.C25]" office:value-type="float" office:value="3.1" calcext:value-type="float">
            <text:p>3,1</text:p>
          </table:table-cell>
          <table:table-cell table:formula="of:=[.D9]-[.D25]" office:value-type="float" office:value="3.25" calcext:value-type="float">
            <text:p>3,25</text:p>
          </table:table-cell>
          <table:table-cell table:formula="of:=POWER([.H9];2)" office:value-type="float" office:value="0.5625" calcext:value-type="float">
            <text:p>0,5625</text:p>
          </table:table-cell>
          <table:table-cell table:formula="of:=POWER([.I9];2)" office:value-type="float" office:value="9.61000000000001" calcext:value-type="float">
            <text:p>9,61000000000001</text:p>
          </table:table-cell>
          <table:table-cell table:formula="of:=POWER([.J9];2)" office:value-type="float" office:value="10.5625" calcext:value-type="float">
            <text:p>10,5625</text:p>
          </table:table-cell>
          <table:table-cell table:formula="of:=[.H9]*[.I9]" office:value-type="float" office:value="2.325" calcext:value-type="float">
            <text:p>2,325</text:p>
          </table:table-cell>
          <table:table-cell table:formula="of:=[.H9]*[.J9]" office:value-type="float" office:value="2.4375" calcext:value-type="float">
            <text:p>2,4375</text:p>
          </table:table-cell>
          <table:table-cell table:formula="of:=[.I9]*[.J9]" office:value-type="float" office:value="10.075" calcext:value-type="float">
            <text:p>10,0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formula="of:=[.C10]*[.B10]" office:value-type="float" office:value="232" calcext:value-type="float">
            <text:p>232</text:p>
          </table:table-cell>
          <table:table-cell table:formula="of:=[.D10]*[.B10]" office:value-type="float" office:value="128" calcext:value-type="float">
            <text:p>128</text:p>
          </table:table-cell>
          <table:table-cell table:formula="of:=[.C10]*[.D10]" office:value-type="float" office:value="1856" calcext:value-type="float">
            <text:p>1856</text:p>
          </table:table-cell>
          <table:table-cell table:formula="of:=[.B10]-[.B25]" office:value-type="float" office:value="0.75" calcext:value-type="float">
            <text:p>0,75</text:p>
          </table:table-cell>
          <table:table-cell table:formula="of:=[.C10]-[.C25]" office:value-type="float" office:value="6.1" calcext:value-type="float">
            <text:p>6,1</text:p>
          </table:table-cell>
          <table:table-cell table:formula="of:=[.D10]-[.D25]" office:value-type="float" office:value="-0.75" calcext:value-type="float">
            <text:p>-0,75</text:p>
          </table:table-cell>
          <table:table-cell table:formula="of:=POWER([.H10];2)" office:value-type="float" office:value="0.5625" calcext:value-type="float">
            <text:p>0,5625</text:p>
          </table:table-cell>
          <table:table-cell table:formula="of:=POWER([.I10];2)" office:value-type="float" office:value="37.21" calcext:value-type="float">
            <text:p>37,21</text:p>
          </table:table-cell>
          <table:table-cell table:formula="of:=POWER([.J10];2)" office:value-type="float" office:value="0.5625" calcext:value-type="float">
            <text:p>0,5625</text:p>
          </table:table-cell>
          <table:table-cell table:formula="of:=[.H10]*[.I10]" office:value-type="float" office:value="4.575" calcext:value-type="float">
            <text:p>4,575</text:p>
          </table:table-cell>
          <table:table-cell table:formula="of:=[.H10]*[.J10]" office:value-type="float" office:value="-0.5625" calcext:value-type="float">
            <text:p>-0,5625</text:p>
          </table:table-cell>
          <table:table-cell table:formula="of:=[.I10]*[.J10]" office:value-type="float" office:value="-4.575" calcext:value-type="float">
            <text:p>-4,5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C11]*[.B11]" office:value-type="float" office:value="120" calcext:value-type="float">
            <text:p>120</text:p>
          </table:table-cell>
          <table:table-cell table:formula="of:=[.D11]*[.B11]" office:value-type="float" office:value="102" calcext:value-type="float">
            <text:p>102</text:p>
          </table:table-cell>
          <table:table-cell table:formula="of:=[.C11]*[.D11]" office:value-type="float" office:value="1360" calcext:value-type="float">
            <text:p>1360</text:p>
          </table:table-cell>
          <table:table-cell table:formula="of:=[.B11]-[.B25]" office:value-type="float" office:value="-0.25" calcext:value-type="float">
            <text:p>-0,25</text:p>
          </table:table-cell>
          <table:table-cell table:formula="of:=[.C11]-[.C25]" office:value-type="float" office:value="-11.9" calcext:value-type="float">
            <text:p>-11,9</text:p>
          </table:table-cell>
          <table:table-cell table:formula="of:=[.D11]-[.D25]" office:value-type="float" office:value="1.25" calcext:value-type="float">
            <text:p>1,25</text:p>
          </table:table-cell>
          <table:table-cell table:formula="of:=POWER([.H11];2)" office:value-type="float" office:value="0.0625" calcext:value-type="float">
            <text:p>0,0625</text:p>
          </table:table-cell>
          <table:table-cell table:formula="of:=POWER([.I11];2)" office:value-type="float" office:value="141.61" calcext:value-type="float">
            <text:p>141,61</text:p>
          </table:table-cell>
          <table:table-cell table:formula="of:=POWER([.J11];2)" office:value-type="float" office:value="1.5625" calcext:value-type="float">
            <text:p>1,5625</text:p>
          </table:table-cell>
          <table:table-cell table:formula="of:=[.H11]*[.I11]" office:value-type="float" office:value="2.975" calcext:value-type="float">
            <text:p>2,975</text:p>
          </table:table-cell>
          <table:table-cell table:formula="of:=[.H11]*[.J11]" office:value-type="float" office:value="-0.3125" calcext:value-type="float">
            <text:p>-0,3125</text:p>
          </table:table-cell>
          <table:table-cell table:formula="of:=[.I11]*[.J11]" office:value-type="float" office:value="-14.875" calcext:value-type="float">
            <text:p>-14,8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[.C12]*[.B12]" office:value-type="float" office:value="275" calcext:value-type="float">
            <text:p>275</text:p>
          </table:table-cell>
          <table:table-cell table:formula="of:=[.D12]*[.B12]" office:value-type="float" office:value="190" calcext:value-type="float">
            <text:p>190</text:p>
          </table:table-cell>
          <table:table-cell table:formula="of:=[.C12]*[.D12]" office:value-type="float" office:value="2090" calcext:value-type="float">
            <text:p>2090</text:p>
          </table:table-cell>
          <table:table-cell table:formula="of:=[.B12]-[.B25]" office:value-type="float" office:value="1.75" calcext:value-type="float">
            <text:p>1,75</text:p>
          </table:table-cell>
          <table:table-cell table:formula="of:=[.C12]-[.C25]" office:value-type="float" office:value="3.1" calcext:value-type="float">
            <text:p>3,1</text:p>
          </table:table-cell>
          <table:table-cell table:formula="of:=[.D12]-[.D25]" office:value-type="float" office:value="5.25" calcext:value-type="float">
            <text:p>5,25</text:p>
          </table:table-cell>
          <table:table-cell table:formula="of:=POWER([.H12];2)" office:value-type="float" office:value="3.0625" calcext:value-type="float">
            <text:p>3,0625</text:p>
          </table:table-cell>
          <table:table-cell table:formula="of:=POWER([.I12];2)" office:value-type="float" office:value="9.61000000000001" calcext:value-type="float">
            <text:p>9,61000000000001</text:p>
          </table:table-cell>
          <table:table-cell table:formula="of:=POWER([.J12];2)" office:value-type="float" office:value="27.5625" calcext:value-type="float">
            <text:p>27,5625</text:p>
          </table:table-cell>
          <table:table-cell table:formula="of:=[.H12]*[.I12]" office:value-type="float" office:value="5.425" calcext:value-type="float">
            <text:p>5,425</text:p>
          </table:table-cell>
          <table:table-cell table:formula="of:=[.H12]*[.J12]" office:value-type="float" office:value="9.1875" calcext:value-type="float">
            <text:p>9,1875</text:p>
          </table:table-cell>
          <table:table-cell table:formula="of:=[.I12]*[.J12]" office:value-type="float" office:value="16.275" calcext:value-type="float">
            <text:p>16,2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C13]*[.B13]" office:value-type="float" office:value="144" calcext:value-type="float">
            <text:p>144</text:p>
          </table:table-cell>
          <table:table-cell table:formula="of:=[.D13]*[.B13]" office:value-type="float" office:value="84" calcext:value-type="float">
            <text:p>84</text:p>
          </table:table-cell>
          <table:table-cell table:formula="of:=[.C13]*[.D13]" office:value-type="float" office:value="1344" calcext:value-type="float">
            <text:p>1344</text:p>
          </table:table-cell>
          <table:table-cell table:formula="of:=[.B13]-[.B25]" office:value-type="float" office:value="-0.25" calcext:value-type="float">
            <text:p>-0,25</text:p>
          </table:table-cell>
          <table:table-cell table:formula="of:=[.C13]-[.C25]" office:value-type="float" office:value="-3.9" calcext:value-type="float">
            <text:p>-3,9</text:p>
          </table:table-cell>
          <table:table-cell table:formula="of:=[.D13]-[.D25]" office:value-type="float" office:value="-4.75" calcext:value-type="float">
            <text:p>-4,75</text:p>
          </table:table-cell>
          <table:table-cell table:formula="of:=POWER([.H13];2)" office:value-type="float" office:value="0.0625" calcext:value-type="float">
            <text:p>0,0625</text:p>
          </table:table-cell>
          <table:table-cell table:formula="of:=POWER([.I13];2)" office:value-type="float" office:value="15.21" calcext:value-type="float">
            <text:p>15,21</text:p>
          </table:table-cell>
          <table:table-cell table:formula="of:=POWER([.J13];2)" office:value-type="float" office:value="22.5625" calcext:value-type="float">
            <text:p>22,5625</text:p>
          </table:table-cell>
          <table:table-cell table:formula="of:=[.H13]*[.I13]" office:value-type="float" office:value="0.975" calcext:value-type="float">
            <text:p>0,975</text:p>
          </table:table-cell>
          <table:table-cell table:formula="of:=[.H13]*[.J13]" office:value-type="float" office:value="1.1875" calcext:value-type="float">
            <text:p>1,1875</text:p>
          </table:table-cell>
          <table:table-cell table:formula="of:=[.I13]*[.J13]" office:value-type="float" office:value="18.525" calcext:value-type="float">
            <text:p>18,5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[.C14]*[.B14]" office:value-type="float" office:value="135" calcext:value-type="float">
            <text:p>135</text:p>
          </table:table-cell>
          <table:table-cell table:formula="of:=[.D14]*[.B14]" office:value-type="float" office:value="90" calcext:value-type="float">
            <text:p>90</text:p>
          </table:table-cell>
          <table:table-cell table:formula="of:=[.C14]*[.D14]" office:value-type="float" office:value="1350" calcext:value-type="float">
            <text:p>1350</text:p>
          </table:table-cell>
          <table:table-cell table:formula="of:=[.B14]-[.B25]" office:value-type="float" office:value="-0.25" calcext:value-type="float">
            <text:p>-0,25</text:p>
          </table:table-cell>
          <table:table-cell table:formula="of:=[.C14]-[.C25]" office:value-type="float" office:value="-6.9" calcext:value-type="float">
            <text:p>-6,9</text:p>
          </table:table-cell>
          <table:table-cell table:formula="of:=[.D14]-[.D25]" office:value-type="float" office:value="-2.75" calcext:value-type="float">
            <text:p>-2,75</text:p>
          </table:table-cell>
          <table:table-cell table:formula="of:=POWER([.H14];2)" office:value-type="float" office:value="0.0625" calcext:value-type="float">
            <text:p>0,0625</text:p>
          </table:table-cell>
          <table:table-cell table:formula="of:=POWER([.I14];2)" office:value-type="float" office:value="47.61" calcext:value-type="float">
            <text:p>47,61</text:p>
          </table:table-cell>
          <table:table-cell table:formula="of:=POWER([.J14];2)" office:value-type="float" office:value="7.5625" calcext:value-type="float">
            <text:p>7,5625</text:p>
          </table:table-cell>
          <table:table-cell table:formula="of:=[.H14]*[.I14]" office:value-type="float" office:value="1.725" calcext:value-type="float">
            <text:p>1,725</text:p>
          </table:table-cell>
          <table:table-cell table:formula="of:=[.H14]*[.J14]" office:value-type="float" office:value="0.6875" calcext:value-type="float">
            <text:p>0,6875</text:p>
          </table:table-cell>
          <table:table-cell table:formula="of:=[.I14]*[.J14]" office:value-type="float" office:value="18.975" calcext:value-type="float">
            <text:p>18,9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[.C15]*[.B15]" office:value-type="float" office:value="110" calcext:value-type="float">
            <text:p>110</text:p>
          </table:table-cell>
          <table:table-cell table:formula="of:=[.D15]*[.B15]" office:value-type="float" office:value="72" calcext:value-type="float">
            <text:p>72</text:p>
          </table:table-cell>
          <table:table-cell table:formula="of:=[.C15]*[.D15]" office:value-type="float" office:value="1980" calcext:value-type="float">
            <text:p>1980</text:p>
          </table:table-cell>
          <table:table-cell table:formula="of:=[.B15]-[.B25]" office:value-type="float" office:value="-1.25" calcext:value-type="float">
            <text:p>-1,25</text:p>
          </table:table-cell>
          <table:table-cell table:formula="of:=[.C15]-[.C25]" office:value-type="float" office:value="3.1" calcext:value-type="float">
            <text:p>3,1</text:p>
          </table:table-cell>
          <table:table-cell table:formula="of:=[.D15]-[.D25]" office:value-type="float" office:value="3.25" calcext:value-type="float">
            <text:p>3,25</text:p>
          </table:table-cell>
          <table:table-cell table:formula="of:=POWER([.H15];2)" office:value-type="float" office:value="1.5625" calcext:value-type="float">
            <text:p>1,5625</text:p>
          </table:table-cell>
          <table:table-cell table:formula="of:=POWER([.I15];2)" office:value-type="float" office:value="9.61000000000001" calcext:value-type="float">
            <text:p>9,61000000000001</text:p>
          </table:table-cell>
          <table:table-cell table:formula="of:=POWER([.J15];2)" office:value-type="float" office:value="10.5625" calcext:value-type="float">
            <text:p>10,5625</text:p>
          </table:table-cell>
          <table:table-cell table:formula="of:=[.H15]*[.I15]" office:value-type="float" office:value="-3.875" calcext:value-type="float">
            <text:p>-3,875</text:p>
          </table:table-cell>
          <table:table-cell table:formula="of:=[.H15]*[.J15]" office:value-type="float" office:value="-4.0625" calcext:value-type="float">
            <text:p>-4,0625</text:p>
          </table:table-cell>
          <table:table-cell table:formula="of:=[.I15]*[.J15]" office:value-type="float" office:value="10.075" calcext:value-type="float">
            <text:p>10,0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formula="of:=[.C16]*[.B16]" office:value-type="float" office:value="240" calcext:value-type="float">
            <text:p>240</text:p>
          </table:table-cell>
          <table:table-cell table:formula="of:=[.D16]*[.B16]" office:value-type="float" office:value="136" calcext:value-type="float">
            <text:p>136</text:p>
          </table:table-cell>
          <table:table-cell table:formula="of:=[.C16]*[.D16]" office:value-type="float" office:value="2040" calcext:value-type="float">
            <text:p>2040</text:p>
          </table:table-cell>
          <table:table-cell table:formula="of:=[.B16]-[.B25]" office:value-type="float" office:value="0.75" calcext:value-type="float">
            <text:p>0,75</text:p>
          </table:table-cell>
          <table:table-cell table:formula="of:=[.C16]-[.C25]" office:value-type="float" office:value="8.1" calcext:value-type="float">
            <text:p>8,1</text:p>
          </table:table-cell>
          <table:table-cell table:formula="of:=[.D16]-[.D25]" office:value-type="float" office:value="1.25" calcext:value-type="float">
            <text:p>1,25</text:p>
          </table:table-cell>
          <table:table-cell table:formula="of:=POWER([.H16];2)" office:value-type="float" office:value="0.5625" calcext:value-type="float">
            <text:p>0,5625</text:p>
          </table:table-cell>
          <table:table-cell table:formula="of:=POWER([.I16];2)" office:value-type="float" office:value="65.61" calcext:value-type="float">
            <text:p>65,61</text:p>
          </table:table-cell>
          <table:table-cell table:formula="of:=POWER([.J16];2)" office:value-type="float" office:value="1.5625" calcext:value-type="float">
            <text:p>1,5625</text:p>
          </table:table-cell>
          <table:table-cell table:formula="of:=[.H16]*[.I16]" office:value-type="float" office:value="6.075" calcext:value-type="float">
            <text:p>6,075</text:p>
          </table:table-cell>
          <table:table-cell table:formula="of:=[.H16]*[.J16]" office:value-type="float" office:value="0.9375" calcext:value-type="float">
            <text:p>0,9375</text:p>
          </table:table-cell>
          <table:table-cell table:formula="of:=[.I16]*[.J16]" office:value-type="float" office:value="10.125" calcext:value-type="float">
            <text:p>10,1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[.C17]*[.B17]" office:value-type="float" office:value="300" calcext:value-type="float">
            <text:p>300</text:p>
          </table:table-cell>
          <table:table-cell table:formula="of:=[.D17]*[.B17]" office:value-type="float" office:value="190" calcext:value-type="float">
            <text:p>190</text:p>
          </table:table-cell>
          <table:table-cell table:formula="of:=[.C17]*[.D17]" office:value-type="float" office:value="2280" calcext:value-type="float">
            <text:p>2280</text:p>
          </table:table-cell>
          <table:table-cell table:formula="of:=[.B17]-[.B25]" office:value-type="float" office:value="1.75" calcext:value-type="float">
            <text:p>1,75</text:p>
          </table:table-cell>
          <table:table-cell table:formula="of:=[.C17]-[.C25]" office:value-type="float" office:value="8.1" calcext:value-type="float">
            <text:p>8,1</text:p>
          </table:table-cell>
          <table:table-cell table:formula="of:=[.D17]-[.D25]" office:value-type="float" office:value="5.25" calcext:value-type="float">
            <text:p>5,25</text:p>
          </table:table-cell>
          <table:table-cell table:formula="of:=POWER([.H17];2)" office:value-type="float" office:value="3.0625" calcext:value-type="float">
            <text:p>3,0625</text:p>
          </table:table-cell>
          <table:table-cell table:formula="of:=POWER([.I17];2)" office:value-type="float" office:value="65.61" calcext:value-type="float">
            <text:p>65,61</text:p>
          </table:table-cell>
          <table:table-cell table:formula="of:=POWER([.J17];2)" office:value-type="float" office:value="27.5625" calcext:value-type="float">
            <text:p>27,5625</text:p>
          </table:table-cell>
          <table:table-cell table:formula="of:=[.H17]*[.I17]" office:value-type="float" office:value="14.175" calcext:value-type="float">
            <text:p>14,175</text:p>
          </table:table-cell>
          <table:table-cell table:formula="of:=[.H17]*[.J17]" office:value-type="float" office:value="9.1875" calcext:value-type="float">
            <text:p>9,1875</text:p>
          </table:table-cell>
          <table:table-cell table:formula="of:=[.I17]*[.J17]" office:value-type="float" office:value="42.525" calcext:value-type="float">
            <text:p>42,5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[.C18]*[.B18]" office:value-type="float" office:value="300" calcext:value-type="float">
            <text:p>300</text:p>
          </table:table-cell>
          <table:table-cell table:formula="of:=[.D18]*[.B18]" office:value-type="float" office:value="210" calcext:value-type="float">
            <text:p>210</text:p>
          </table:table-cell>
          <table:table-cell table:formula="of:=[.C18]*[.D18]" office:value-type="float" office:value="2520" calcext:value-type="float">
            <text:p>2520</text:p>
          </table:table-cell>
          <table:table-cell table:formula="of:=[.B18]-[.B25]" office:value-type="float" office:value="1.75" calcext:value-type="float">
            <text:p>1,75</text:p>
          </table:table-cell>
          <table:table-cell table:formula="of:=[.C18]-[.C25]" office:value-type="float" office:value="8.1" calcext:value-type="float">
            <text:p>8,1</text:p>
          </table:table-cell>
          <table:table-cell table:formula="of:=[.D18]-[.D25]" office:value-type="float" office:value="9.25" calcext:value-type="float">
            <text:p>9,25</text:p>
          </table:table-cell>
          <table:table-cell table:formula="of:=POWER([.H18];2)" office:value-type="float" office:value="3.0625" calcext:value-type="float">
            <text:p>3,0625</text:p>
          </table:table-cell>
          <table:table-cell table:formula="of:=POWER([.I18];2)" office:value-type="float" office:value="65.61" calcext:value-type="float">
            <text:p>65,61</text:p>
          </table:table-cell>
          <table:table-cell table:formula="of:=POWER([.J18];2)" office:value-type="float" office:value="85.5625" calcext:value-type="float">
            <text:p>85,5625</text:p>
          </table:table-cell>
          <table:table-cell table:formula="of:=[.H18]*[.I18]" office:value-type="float" office:value="14.175" calcext:value-type="float">
            <text:p>14,175</text:p>
          </table:table-cell>
          <table:table-cell table:formula="of:=[.H18]*[.J18]" office:value-type="float" office:value="16.1875" calcext:value-type="float">
            <text:p>16,1875</text:p>
          </table:table-cell>
          <table:table-cell table:formula="of:=[.I18]*[.J18]" office:value-type="float" office:value="74.925" calcext:value-type="float">
            <text:p>74,92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.C19]*[.B19]" office:value-type="float" office:value="325" calcext:value-type="float">
            <text:p>325</text:p>
          </table:table-cell>
          <table:table-cell table:formula="of:=[.D19]*[.B19]" office:value-type="float" office:value="190" calcext:value-type="float">
            <text:p>190</text:p>
          </table:table-cell>
          <table:table-cell table:formula="of:=[.C19]*[.D19]" office:value-type="float" office:value="2470" calcext:value-type="float">
            <text:p>2470</text:p>
          </table:table-cell>
          <table:table-cell table:formula="of:=[.B19]-[.B25]" office:value-type="float" office:value="1.75" calcext:value-type="float">
            <text:p>1,75</text:p>
          </table:table-cell>
          <table:table-cell table:formula="of:=[.C19]-[.C25]" office:value-type="float" office:value="13.1" calcext:value-type="float">
            <text:p>13,1</text:p>
          </table:table-cell>
          <table:table-cell table:formula="of:=[.D19]-[.D25]" office:value-type="float" office:value="5.25" calcext:value-type="float">
            <text:p>5,25</text:p>
          </table:table-cell>
          <table:table-cell table:formula="of:=POWER([.H19];2)" office:value-type="float" office:value="3.0625" calcext:value-type="float">
            <text:p>3,0625</text:p>
          </table:table-cell>
          <table:table-cell table:formula="of:=POWER([.I19];2)" office:value-type="float" office:value="171.61" calcext:value-type="float">
            <text:p>171,61</text:p>
          </table:table-cell>
          <table:table-cell table:formula="of:=POWER([.J19];2)" office:value-type="float" office:value="27.5625" calcext:value-type="float">
            <text:p>27,5625</text:p>
          </table:table-cell>
          <table:table-cell table:formula="of:=[.H19]*[.I19]" office:value-type="float" office:value="22.925" calcext:value-type="float">
            <text:p>22,925</text:p>
          </table:table-cell>
          <table:table-cell table:formula="of:=[.H19]*[.J19]" office:value-type="float" office:value="9.1875" calcext:value-type="float">
            <text:p>9,1875</text:p>
          </table:table-cell>
          <table:table-cell table:formula="of:=[.I19]*[.J19]" office:value-type="float" office:value="68.775" calcext:value-type="float">
            <text:p>68,7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formula="of:=[.C20]*[.B20]" office:value-type="float" office:value="200" calcext:value-type="float">
            <text:p>200</text:p>
          </table:table-cell>
          <table:table-cell table:formula="of:=[.D20]*[.B20]" office:value-type="float" office:value="136" calcext:value-type="float">
            <text:p>136</text:p>
          </table:table-cell>
          <table:table-cell table:formula="of:=[.C20]*[.D20]" office:value-type="float" office:value="1700" calcext:value-type="float">
            <text:p>1700</text:p>
          </table:table-cell>
          <table:table-cell table:formula="of:=[.B20]-[.B25]" office:value-type="float" office:value="0.75" calcext:value-type="float">
            <text:p>0,75</text:p>
          </table:table-cell>
          <table:table-cell table:formula="of:=[.C20]-[.C25]" office:value-type="float" office:value="-1.9" calcext:value-type="float">
            <text:p>-1,9</text:p>
          </table:table-cell>
          <table:table-cell table:formula="of:=[.D20]-[.D25]" office:value-type="float" office:value="1.25" calcext:value-type="float">
            <text:p>1,25</text:p>
          </table:table-cell>
          <table:table-cell table:formula="of:=POWER([.H20];2)" office:value-type="float" office:value="0.5625" calcext:value-type="float">
            <text:p>0,5625</text:p>
          </table:table-cell>
          <table:table-cell table:formula="of:=POWER([.I20];2)" office:value-type="float" office:value="3.60999999999999" calcext:value-type="float">
            <text:p>3,60999999999999</text:p>
          </table:table-cell>
          <table:table-cell table:formula="of:=POWER([.J20];2)" office:value-type="float" office:value="1.5625" calcext:value-type="float">
            <text:p>1,5625</text:p>
          </table:table-cell>
          <table:table-cell table:formula="of:=[.H20]*[.I20]" office:value-type="float" office:value="-1.425" calcext:value-type="float">
            <text:p>-1,425</text:p>
          </table:table-cell>
          <table:table-cell table:formula="of:=[.H20]*[.J20]" office:value-type="float" office:value="0.9375" calcext:value-type="float">
            <text:p>0,9375</text:p>
          </table:table-cell>
          <table:table-cell table:formula="of:=[.I20]*[.J20]" office:value-type="float" office:value="-2.375" calcext:value-type="float">
            <text:p>-2,3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[.C21]*[.B21]" office:value-type="float" office:value="174" calcext:value-type="float">
            <text:p>174</text:p>
          </table:table-cell>
          <table:table-cell table:formula="of:=[.D21]*[.B21]" office:value-type="float" office:value="114" calcext:value-type="float">
            <text:p>114</text:p>
          </table:table-cell>
          <table:table-cell table:formula="of:=[.C21]*[.D21]" office:value-type="float" office:value="2204" calcext:value-type="float">
            <text:p>2204</text:p>
          </table:table-cell>
          <table:table-cell table:formula="of:=[.B21]-[.B25]" office:value-type="float" office:value="-0.25" calcext:value-type="float">
            <text:p>-0,25</text:p>
          </table:table-cell>
          <table:table-cell table:formula="of:=[.C21]-[.C25]" office:value-type="float" office:value="6.1" calcext:value-type="float">
            <text:p>6,1</text:p>
          </table:table-cell>
          <table:table-cell table:formula="of:=[.D21]-[.D25]" office:value-type="float" office:value="5.25" calcext:value-type="float">
            <text:p>5,25</text:p>
          </table:table-cell>
          <table:table-cell table:formula="of:=POWER([.H21];2)" office:value-type="float" office:value="0.0625" calcext:value-type="float">
            <text:p>0,0625</text:p>
          </table:table-cell>
          <table:table-cell table:formula="of:=POWER([.I21];2)" office:value-type="float" office:value="37.21" calcext:value-type="float">
            <text:p>37,21</text:p>
          </table:table-cell>
          <table:table-cell table:formula="of:=POWER([.J21];2)" office:value-type="float" office:value="27.5625" calcext:value-type="float">
            <text:p>27,5625</text:p>
          </table:table-cell>
          <table:table-cell table:formula="of:=[.H21]*[.I21]" office:value-type="float" office:value="-1.525" calcext:value-type="float">
            <text:p>-1,525</text:p>
          </table:table-cell>
          <table:table-cell table:formula="of:=[.H21]*[.J21]" office:value-type="float" office:value="-1.3125" calcext:value-type="float">
            <text:p>-1,3125</text:p>
          </table:table-cell>
          <table:table-cell table:formula="of:=[.I21]*[.J21]" office:value-type="float" office:value="32.025" calcext:value-type="float">
            <text:p>32,0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Default" table:formula="of:=SUM([.B2:.B21])" office:value-type="float" office:value="65" calcext:value-type="float">
            <text:p>65</text:p>
          </table:table-cell>
          <table:table-cell table:style-name="Default" table:formula="of:=SUM([.C2:.C21])" office:value-type="float" office:value="1038" calcext:value-type="float">
            <text:p>1038</text:p>
          </table:table-cell>
          <table:table-cell table:style-name="Default" table:formula="of:=SUM([.D2:.D21])" office:value-type="float" office:value="655" calcext:value-type="float">
            <text:p>655</text:p>
          </table:table-cell>
          <table:table-cell table:style-name="Default" table:formula="of:=SUM([.E2:.E21])" office:value-type="float" office:value="3513" calcext:value-type="float">
            <text:p>3513</text:p>
          </table:table-cell>
          <table:table-cell table:style-name="Default" table:formula="of:=SUM([.F2:.F21])" office:value-type="float" office:value="2219" calcext:value-type="float">
            <text:p>2219</text:p>
          </table:table-cell>
          <table:table-cell table:style-name="Default" table:formula="of:=SUM([.G2:.G21])" office:value-type="float" office:value="34510" calcext:value-type="float">
            <text:p>345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um of points</text:p>
          </table:table-cell>
          <table:table-cell table:number-columns-repeated="6" table:style-name="Default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Default" table:formula="of:=[.B23]/[.B24]" office:value-type="float" office:value="3.25" calcext:value-type="float">
            <text:p>3,25</text:p>
          </table:table-cell>
          <table:table-cell table:style-name="Default" table:formula="of:=[.C23]/[.C24]" office:value-type="float" office:value="51.9" calcext:value-type="float">
            <text:p>51,9</text:p>
          </table:table-cell>
          <table:table-cell table:style-name="Default" table:formula="of:=[.D23]/[.D24]" office:value-type="float" office:value="32.75" calcext:value-type="float">
            <text:p>32,75</text:p>
          </table:table-cell>
          <table:table-cell table:style-name="Default" table:formula="of:=[.E23]/[.E24]" office:value-type="float" office:value="175.65" calcext:value-type="float">
            <text:p>175,65</text:p>
          </table:table-cell>
          <table:table-cell table:style-name="Default" table:formula="of:=[.F23]/[.F24]" office:value-type="float" office:value="110.95" calcext:value-type="float">
            <text:p>110,95</text:p>
          </table:table-cell>
          <table:table-cell table:style-name="Default" table:formula="of:=[.G23]/[.G24]" office:value-type="float" office:value="1725.5" calcext:value-type="float">
            <text:p>1725,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S</text:p>
          </table:table-cell>
          <table:table-cell table:style-name="Default" table:formula="of:=SUM([.K2:.K21])" office:value-type="float" office:value="29.75" calcext:value-type="float">
            <text:p>29,75</text:p>
          </table:table-cell>
          <table:table-cell table:style-name="Default" table:formula="of:=SUM([.L2:.L21])" office:value-type="float" office:value="1091.8" calcext:value-type="float">
            <text:p>1091,8</text:p>
          </table:table-cell>
          <table:table-cell table:style-name="Default" table:formula="of:=SUM([.M2:.M21])" office:value-type="float" office:value="521.75" calcext:value-type="float">
            <text:p>521,7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Default" table:formula="of:=[.B26]" office:value-type="float" office:value="29.75" calcext:value-type="float">
            <text:p>29,75</text:p>
          </table:table-cell>
          <table:table-cell table:style-name="Default" table:formula="of:=[.E23]-[.C23]*[.B23]/[.C24]" office:value-type="float" office:value="139.5" calcext:value-type="float">
            <text:p>139,5</text:p>
          </table:table-cell>
          <table:table-cell table:style-name="Default" table:formula="of:=[.F23]-([.D23]*[.B23]/[.D24])" office:value-type="float" office:value="90.25" calcext:value-type="float">
            <text:p>90,25</text:p>
          </table:table-cell>
          <table:table-cell table:style-name="Default"/>
          <table:table-cell table:style-name="ce8" office:value-type="string" calcext:value-type="string" table:number-columns-spanned="3" table:number-rows-spanned="1">
            <text:p>sample correlation coefficient r(yx1)</text:p>
          </table:table-cell>
          <table:covered-table-cell table:number-columns-repeated="2" table:style-name="ce1"/>
          <table:table-cell table:formula="of:=SUM([.N2:.N21])/SQRT(SUM([.K2:.K21])*SUM([.L2:.L21]))" office:value-type="float" office:value="0.77403246687268" calcext:value-type="float">
            <text:p>0,7740324668726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Default" table:formula="of:=[.I29]" office:value-type="float" office:value="0.77403246687268" calcext:value-type="float">
            <text:p>0,77403246687268</text:p>
          </table:table-cell>
          <table:table-cell table:style-name="Default" table:formula="of:=[.C26]" office:value-type="float" office:value="1091.8" calcext:value-type="float">
            <text:p>1091,8</text:p>
          </table:table-cell>
          <table:table-cell table:style-name="Default" table:formula="of:=[.G23]-([.C23]*[.D23]/[.D24])" office:value-type="float" office:value="515.5" calcext:value-type="float">
            <text:p>515,5</text:p>
          </table:table-cell>
          <table:table-cell table:style-name="Default"/>
          <table:table-cell table:style-name="ce8" office:value-type="string" calcext:value-type="string" table:number-columns-spanned="3" table:number-rows-spanned="1">
            <text:p>sample correlation coefficient r(yx2)</text:p>
          </table:table-cell>
          <table:covered-table-cell table:number-columns-repeated="2" table:style-name="ce9"/>
          <table:table-cell table:formula="of:=SUM([.O2:.O21])/SQRT(SUM([.K2:.K21])*SUM([.M2:.M21]))" office:value-type="float" office:value="0.724390083909404" calcext:value-type="float">
            <text:p>0,72439008390940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Default" table:formula="of:=[.I30]" office:value-type="float" office:value="0.724390083909404" calcext:value-type="float">
            <text:p>0,724390083909404</text:p>
          </table:table-cell>
          <table:table-cell table:style-name="Default" table:formula="of:=[.I31]" office:value-type="float" office:value="0.683008165461254" calcext:value-type="float">
            <text:p>0,683008165461254</text:p>
          </table:table-cell>
          <table:table-cell table:style-name="Default" table:formula="of:=[.D26]" office:value-type="float" office:value="521.75" calcext:value-type="float">
            <text:p>521,75</text:p>
          </table:table-cell>
          <table:table-cell table:style-name="Default"/>
          <table:table-cell table:style-name="ce8" office:value-type="string" calcext:value-type="string" table:number-columns-spanned="3" table:number-rows-spanned="1">
            <text:p>sample correlation coefficient r(x1x2)</text:p>
          </table:table-cell>
          <table:covered-table-cell table:number-columns-repeated="2" table:style-name="ce9"/>
          <table:table-cell table:formula="of:=SUM([.P2:.P21])/SQRT(SUM([.L2:.L21])*SUM([.M2:.M21]))" office:value-type="float" office:value="0.683008165461254" calcext:value-type="float">
            <text:p>0,683008165461254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b1 (1st pass)</text:p>
          </table:table-cell>
          <table:table-cell table:style-name="Default" table:formula="of:=([.D31]*[.C29]-[.D30]*[.D29])/([.C30]*[.D31]-[.D30]*[.D30])" office:value-type="float" office:value="0.0864090061940124" calcext:value-type="float">
            <text:p>0,086409006194012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2 (1st pass)</text:p>
          </table:table-cell>
          <table:table-cell table:style-name="Default" table:formula="of:=([.C30]*[.D29]-[.D30]*[.C29])/([.C30]*[.D31]-[.D30]*[.D30])" office:value-type="float" office:value="0.0876016431374923" calcext:value-type="float">
            <text:p>0,087601643137492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 (1st pass)</text:p>
          </table:table-cell>
          <table:table-cell table:style-name="Default" table:formula="of:=[.B25]-[.B33]*[.C25]-[.B34]*[.D25]" office:value-type="float" office:value="-4.10358123422212" calcext:value-type="float">
            <text:p>-4,10358123422212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b1 (2nd pass)</text:p>
          </table:table-cell>
          <table:table-cell table:style-name="Default" table:formula="of:=([.B30]-[.B31]*[.C31])/(1 - [.C31]*[.C31])" office:value-type="float" office:value="0.523464302234875" calcext:value-type="float">
            <text:p>0,523464302234875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2 (2nd pass)</text:p>
          </table:table-cell>
          <table:table-cell table:style-name="Default" table:formula="of:=([.B31]-[.B30]*[.C31])/(1 - [.C31]*[.C31])" office:value-type="float" office:value="0.366859691155507" calcext:value-type="float">
            <text:p>0,366859691155507</text:p>
          </table:table-cell>
          <table:table-cell table:style-name="Default" table:number-columns-repeated="5"/>
          <table:table-cell table:number-columns-repeated="1017"/>
        </table:table-row>
      </table:table>
      <table:table table:name="x_values" table:style-name="ta1">
        <table:table-column table:style-name="co3" table:default-cell-style-name="Default"/>
        <table:table-column table:style-name="co11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1">
          <table:table-cell table:style-name="ce1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1*Y</text:p>
          </table:table-cell>
          <table:table-cell table:style-name="ce5" office:value-type="string" calcext:value-type="string">
            <text:p>X2*Y</text:p>
          </table:table-cell>
          <table:table-cell table:style-name="ce5" office:value-type="string" calcext:value-type="string">
            <text:p>X1*X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2"/>
          <table:table-cell office:value-type="float" office:value="3.70277585006972" calcext:value-type="float">
            <text:p>3,70277585006972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.70277585006972" calcext:value-type="float">
            <text:p>3,70277585006972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style-name="ce6" table:formula="of:=[.C3]*[.B3]" office:value-type="float" office:value="1.3149182878476" calcext:value-type="float">
            <text:p>1,3149182878476</text:p>
          </table:table-cell>
          <table:table-cell table:style-name="ce6" table:formula="of:=[.D3]*[.B3]" office:value-type="float" office:value="0.275321864217838" calcext:value-type="float">
            <text:p>0,275321864217838</text:p>
          </table:table-cell>
          <table:table-cell table:style-name="ce6" table:formula="of:=[.C3]*[.D3]" office:value-type="float" office:value="0.0264049057709984" calcext:value-type="float">
            <text:p>0,026404905770999</text:p>
          </table:table-cell>
          <table:table-cell table:number-columns-repeated="2"/>
          <table:table-cell office:value-type="float" office:value="6.0607006535147" calcext:value-type="float">
            <text:p>6,0607006535147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.0607006535147" calcext:value-type="float">
            <text:p>6,0607006535147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style-name="ce6" table:formula="of:=[.C4]*[.B4]" office:value-type="float" office:value="2.69348538989972" calcext:value-type="float">
            <text:p>2,69348538989972</text:p>
          </table:table-cell>
          <table:table-cell table:style-name="ce6" table:formula="of:=[.D4]*[.B4]" office:value-type="float" office:value="1.32890733181472" calcext:value-type="float">
            <text:p>1,32890733181472</text:p>
          </table:table-cell>
          <table:table-cell table:style-name="ce6" table:formula="of:=[.C4]*[.D4]" office:value-type="float" office:value="0.0974459184811268" calcext:value-type="float">
            <text:p>0,097445918481127</text:p>
          </table:table-cell>
          <table:table-cell table:number-columns-repeated="2"/>
          <table:table-cell office:value-type="float" office:value="7.11791957320285" calcext:value-type="float">
            <text:p>7,11791957320285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.11791957320285" calcext:value-type="float">
            <text:p>7,11791957320285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style-name="ce6" table:formula="of:=[.C5]*[.B5]" office:value-type="float" office:value="2.58483937791532" calcext:value-type="float">
            <text:p>2,58483937791532</text:p>
          </table:table-cell>
          <table:table-cell table:style-name="ce6" table:formula="of:=[.D5]*[.B5]" office:value-type="float" office:value="2.74856923183267" calcext:value-type="float">
            <text:p>2,74856923183267</text:p>
          </table:table-cell>
          <table:table-cell table:style-name="ce6" table:formula="of:=[.C5]*[.D5]" office:value-type="float" office:value="0.140227789728921" calcext:value-type="float">
            <text:p>0,140227789728921</text:p>
          </table:table-cell>
          <table:table-cell table:number-columns-repeated="2"/>
          <table:table-cell office:value-type="float" office:value="6.38607945041053" calcext:value-type="float">
            <text:p>6,38607945041053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.38607945041053" calcext:value-type="float">
            <text:p>6,38607945041053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style-name="ce6" table:formula="of:=[.C6]*[.B6]" office:value-type="float" office:value="1.2702143934098" calcext:value-type="float">
            <text:p>1,2702143934098</text:p>
          </table:table-cell>
          <table:table-cell table:style-name="ce6" table:formula="of:=[.D6]*[.B6]" office:value-type="float" office:value="2.82756181468174" calcext:value-type="float">
            <text:p>2,82756181468174</text:p>
          </table:table-cell>
          <table:table-cell table:style-name="ce6" table:formula="of:=[.C6]*[.D6]" office:value-type="float" office:value="0.0880684804275567" calcext:value-type="float">
            <text:p>0,088068480427557</text:p>
          </table:table-cell>
          <table:table-cell table:number-columns-repeated="2"/>
          <table:table-cell office:value-type="float" office:value="4.55677830027078" calcext:value-type="float">
            <text:p>4,55677830027078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.55677830027078" calcext:value-type="float">
            <text:p>4,55677830027078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style-name="ce6" table:formula="of:=[.C7]*[.B7]" office:value-type="float" office:value="0.364296285653072" calcext:value-type="float">
            <text:p>0,364296285653072</text:p>
          </table:table-cell>
          <table:table-cell table:style-name="ce6" table:formula="of:=[.D7]*[.B7]" office:value-type="float" office:value="1.65612814859418" calcext:value-type="float">
            <text:p>1,65612814859418</text:p>
          </table:table-cell>
          <table:table-cell table:style-name="ce6" table:formula="of:=[.C7]*[.D7]" office:value-type="float" office:value="0.0290558030481534" calcext:value-type="float">
            <text:p>0,02905580304815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])" office:value-type="float" office:value="27.8242538274686" calcext:value-type="float">
            <text:p>27,8242538274686</text:p>
          </table:table-cell>
          <table:table-cell table:formula="of:=SUM([.C2:.C9])" office:value-type="float" office:value="1.44153005303722" calcext:value-type="float">
            <text:p>1,44153005303722</text:p>
          </table:table-cell>
          <table:table-cell table:formula="of:=SUM([.D2:.D9])" office:value-type="float" office:value="1.48598202326699" calcext:value-type="float">
            <text:p>1,48598202326699</text:p>
          </table:table-cell>
          <table:table-cell table:formula="of:=SUM([.E2:.E9])" office:value-type="float" office:value="8.22775373472551" calcext:value-type="float">
            <text:p>8,22775373472551</text:p>
          </table:table-cell>
          <table:table-cell table:formula="of:=SUM([.F2:.F9])" office:value-type="float" office:value="8.83648839114114" calcext:value-type="float">
            <text:p>8,83648839114114</text:p>
          </table:table-cell>
          <table:table-cell table:formula="of:=SUM([.G2:.G9])" office:value-type="float" office:value="0.381202897456756" calcext:value-type="float">
            <text:p>0,381202897456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 of points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</text:p>
          </table:table-cell>
          <table:table-cell table:formula="of:=[.B11]/[.B12]" office:value-type="float" office:value="3.97489340392408" calcext:value-type="float">
            <text:p>3,97489340392408</text:p>
          </table:table-cell>
          <table:table-cell table:formula="of:=[.C11]/[.C12]" office:value-type="float" office:value="0.205932864719603" calcext:value-type="float">
            <text:p>0,205932864719603</text:p>
          </table:table-cell>
          <table:table-cell table:formula="of:=[.D11]/[.D12]" office:value-type="float" office:value="0.212283146180999" calcext:value-type="float">
            <text:p>0,212283146180999</text:p>
          </table:table-cell>
          <table:table-cell table:formula="of:=[.E11]/[.E12]" office:value-type="float" office:value="1.17539339067507" calcext:value-type="float">
            <text:p>1,17539339067507</text:p>
          </table:table-cell>
          <table:table-cell table:formula="of:=[.F11]/[.F12]" office:value-type="float" office:value="1.26235548444873" calcext:value-type="float">
            <text:p>1,26235548444873</text:p>
          </table:table-cell>
          <table:table-cell table:formula="of:=[.G11]/[.G12]" office:value-type="float" office:value="0.0544575567795366" calcext:value-type="float">
            <text:p>0,054457556779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S</text:p>
          </table:table-cell>
          <table:table-cell table:formula="of:=DEVSQ([.B2:.B8])" office:value-type="float" office:value="52.0552166748173" calcext:value-type="float">
            <text:p>52,0552166748173</text:p>
          </table:table-cell>
          <table:table-cell table:formula="of:=DEVSQ([.C2:.C8])" office:value-type="float" office:value="0.204585659291059" calcext:value-type="float">
            <text:p>0,204585659291059</text:p>
          </table:table-cell>
          <table:table-cell table:formula="of:=DEVSQ([.D2:.D8])" office:value-type="float" office:value="0.215403226132381" calcext:value-type="float">
            <text:p>0,2154032261323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table:formula="of:=[.B14]" office:value-type="float" office:value="52.0552166748173" calcext:value-type="float">
            <text:p>52,0552166748173</text:p>
          </table:table-cell>
          <table:table-cell table:formula="of:=[.E11]-[.C11]*[.B11]/[.C12]" office:value-type="float" office:value="2.49782543534953" calcext:value-type="float">
            <text:p>2,49782543534953</text:p>
          </table:table-cell>
          <table:table-cell table:formula="of:=[.F11]-([.D11]*[.B11]/[.D12])" office:value-type="float" office:value="2.92986824850742" calcext:value-type="float">
            <text:p>2,92986824850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table:formula="of:=[.C14]" office:value-type="float" office:value="0.204585659291059" calcext:value-type="float">
            <text:p>0,204585659291059</text:p>
          </table:table-cell>
          <table:table-cell table:formula="of:=[.G11]-([.C11]*[.D11]/[.D12])" office:value-type="float" office:value="0.075190362483553" calcext:value-type="float">
            <text:p>0,0751903624835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2"/>
          <table:table-cell table:formula="of:=[.D14]" office:value-type="float" office:value="0.215403226132381" calcext:value-type="float">
            <text:p>0,2154032261323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1</text:p>
          </table:table-cell>
          <table:table-cell table:formula="of:=([.D19]*[.C17]-[.D18]*[.D17])/([.C18]*[.D19]-[.D18]*[.D18])" office:value-type="float" office:value="8.27133377094359" calcext:value-type="float">
            <text:p>8,271333770943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</text:p>
          </table:table-cell>
          <table:table-cell table:formula="of:=([.C18]*[.D17]-[.D18]*[.C17])/([.C18]*[.D19]-[.D18]*[.D18])" office:value-type="float" office:value="10.7145269153458" calcext:value-type="float">
            <text:p>10,71452691534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formula="of:=[.B13]-[.B21]*[.C13]-[.B22]*[.D13]" office:value-type="float" office:value="-0.00295953800891979" calcext:value-type="float">
            <text:p>-0,00295953800892</text:p>
          </table:table-cell>
          <table:table-cell table:number-columns-repeated="1022"/>
        </table:table-row>
      </table:table>
      <table:table table:name="y_values" table:style-name="ta1"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3" table:number-columns-repeated="3" table:default-cell-style-name="ce6"/>
        <table:table-column table:style-name="co4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1">
          <table:table-cell table:style-name="ce1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1*Y</text:p>
          </table:table-cell>
          <table:table-cell table:style-name="ce5" office:value-type="string" calcext:value-type="string">
            <text:p>X2*Y</text:p>
          </table:table-cell>
          <table:table-cell table:style-name="ce5" office:value-type="string" calcext:value-type="string">
            <text:p>X1*X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3.70277585006972" calcext:value-type="float">
            <text:p>3,70277585006972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500553703492575" calcext:value-type="float">
            <text:p>0,500553703492575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formula="of:=[.C3]*[.B3]" office:value-type="float" office:value="0.177755080356765" calcext:value-type="float">
            <text:p>0,177755080356765</text:p>
          </table:table-cell>
          <table:table-cell table:formula="of:=[.D3]*[.B3]" office:value-type="float" office:value="0.0372189363782643" calcext:value-type="float">
            <text:p>0,037218936378264</text:p>
          </table:table-cell>
          <table:table-cell table:formula="of:=[.C3]*[.D3]" office:value-type="float" office:value="0.0264049057709984" calcext:value-type="float">
            <text:p>0,026404905770999</text:p>
          </table:table-cell>
          <table:table-cell table:number-columns-repeated="2"/>
          <table:table-cell office:value-type="float" office:value="6.0607006535147" calcext:value-type="float">
            <text:p>6,0607006535147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95900545802603" calcext:value-type="float">
            <text:p>0,95900545802603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formula="of:=[.C4]*[.B4]" office:value-type="float" office:value="0.426199434306203" calcext:value-type="float">
            <text:p>0,426199434306203</text:p>
          </table:table-cell>
          <table:table-cell table:formula="of:=[.D4]*[.B4]" office:value-type="float" office:value="0.210277566452991" calcext:value-type="float">
            <text:p>0,210277566452991</text:p>
          </table:table-cell>
          <table:table-cell table:formula="of:=[.C4]*[.D4]" office:value-type="float" office:value="0.0974459184811268" calcext:value-type="float">
            <text:p>0,097445918481127</text:p>
          </table:table-cell>
          <table:table-cell table:number-columns-repeated="2"/>
          <table:table-cell office:value-type="float" office:value="7.11791957320285" calcext:value-type="float">
            <text:p>7,11791957320285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.71606385524159" calcext:value-type="float">
            <text:p>1,71606385524159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formula="of:=[.C5]*[.B5]" office:value-type="float" office:value="0.623180605291623" calcext:value-type="float">
            <text:p>0,623180605291623</text:p>
          </table:table-cell>
          <table:table-cell table:formula="of:=[.D5]*[.B5]" office:value-type="float" office:value="0.662654342166836" calcext:value-type="float">
            <text:p>0,662654342166836</text:p>
          </table:table-cell>
          <table:table-cell table:formula="of:=[.C5]*[.D5]" office:value-type="float" office:value="0.140227789728921" calcext:value-type="float">
            <text:p>0,140227789728921</text:p>
          </table:table-cell>
          <table:table-cell table:number-columns-repeated="2"/>
          <table:table-cell office:value-type="float" office:value="6.38607945041053" calcext:value-type="float">
            <text:p>6,38607945041053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.01112262482949" calcext:value-type="float">
            <text:p>2,01112262482949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formula="of:=[.C6]*[.B6]" office:value-type="float" office:value="0.400019593368243" calcext:value-type="float">
            <text:p>0,400019593368243</text:p>
          </table:table-cell>
          <table:table-cell table:formula="of:=[.D6]*[.B6]" office:value-type="float" office:value="0.890463950968354" calcext:value-type="float">
            <text:p>0,890463950968354</text:p>
          </table:table-cell>
          <table:table-cell table:formula="of:=[.C6]*[.D6]" office:value-type="float" office:value="0.0880684804275567" calcext:value-type="float">
            <text:p>0,088068480427557</text:p>
          </table:table-cell>
          <table:table-cell table:number-columns-repeated="2"/>
          <table:table-cell office:value-type="float" office:value="4.55677830027078" calcext:value-type="float">
            <text:p>4,55677830027078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.35652054901731" calcext:value-type="float">
            <text:p>1,35652054901731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formula="of:=[.C7]*[.B7]" office:value-type="float" office:value="0.108448417907386" calcext:value-type="float">
            <text:p>0,108448417907386</text:p>
          </table:table-cell>
          <table:table-cell table:formula="of:=[.D7]*[.B7]" office:value-type="float" office:value="0.493017592108989" calcext:value-type="float">
            <text:p>0,493017592108989</text:p>
          </table:table-cell>
          <table:table-cell table:formula="of:=[.C7]*[.D7]" office:value-type="float" office:value="0.0290558030481534" calcext:value-type="float">
            <text:p>0,02905580304815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4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1])" office:value-type="float" office:value="6.543266190607" calcext:value-type="float">
            <text:p>6,543266190607</text:p>
          </table:table-cell>
          <table:table-cell table:formula="of:=SUM([.C2:.C21])" office:value-type="float" office:value="1.44153005303722" calcext:value-type="float">
            <text:p>1,44153005303722</text:p>
          </table:table-cell>
          <table:table-cell table:formula="of:=SUM([.D2:.D21])" office:value-type="float" office:value="1.48598202326699" calcext:value-type="float">
            <text:p>1,48598202326699</text:p>
          </table:table-cell>
          <table:table-cell table:style-name="Default" table:formula="of:=SUM([.E2:.E21])" office:value-type="float" office:value="1.73560313123022" calcext:value-type="float">
            <text:p>1,73560313123022</text:p>
          </table:table-cell>
          <table:table-cell table:style-name="Default" table:formula="of:=SUM([.F2:.F21])" office:value-type="float" office:value="2.29363238807543" calcext:value-type="float">
            <text:p>2,29363238807543</text:p>
          </table:table-cell>
          <table:table-cell table:style-name="Default" table:formula="of:=SUM([.G2:.G21])" office:value-type="float" office:value="0.381202897456756" calcext:value-type="float">
            <text:p>0,381202897456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 of points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table:style-name="Default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</text:p>
          </table:table-cell>
          <table:table-cell table:formula="of:=[.B23]/[.B24]" office:value-type="float" office:value="0.934752312943856" calcext:value-type="float">
            <text:p>0,934752312943856</text:p>
          </table:table-cell>
          <table:table-cell table:formula="of:=[.C23]/[.C24]" office:value-type="float" office:value="0.205932864719603" calcext:value-type="float">
            <text:p>0,205932864719603</text:p>
          </table:table-cell>
          <table:table-cell table:formula="of:=[.D23]/[.D24]" office:value-type="float" office:value="0.212283146180999" calcext:value-type="float">
            <text:p>0,212283146180999</text:p>
          </table:table-cell>
          <table:table-cell table:style-name="Default" table:formula="of:=[.E23]/[.E24]" office:value-type="float" office:value="0.24794330446146" calcext:value-type="float">
            <text:p>0,24794330446146</text:p>
          </table:table-cell>
          <table:table-cell table:style-name="Default" table:formula="of:=[.F23]/[.F24]" office:value-type="float" office:value="0.327661769725062" calcext:value-type="float">
            <text:p>0,327661769725062</text:p>
          </table:table-cell>
          <table:table-cell table:style-name="Default" table:formula="of:=[.G23]/[.G24]" office:value-type="float" office:value="0.0544575567795366" calcext:value-type="float">
            <text:p>0,054457556779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S</text:p>
          </table:table-cell>
          <table:table-cell table:formula="of:=DEVSQ([.B2:.B8])" office:value-type="float" office:value="3.88354964000053" calcext:value-type="float">
            <text:p>3,88354964000053</text:p>
          </table:table-cell>
          <table:table-cell table:formula="of:=DEVSQ([.C2:.C8])" office:value-type="float" office:value="0.204585659291059" calcext:value-type="float">
            <text:p>0,204585659291059</text:p>
          </table:table-cell>
          <table:table-cell table:formula="of:=DEVSQ([.D2:.D8])" office:value-type="float" office:value="0.215403226132381" calcext:value-type="float">
            <text:p>0,21540322613238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table:formula="of:=[.B26]" office:value-type="float" office:value="3.88354964000053" calcext:value-type="float">
            <text:p>3,88354964000053</text:p>
          </table:table-cell>
          <table:table-cell table:formula="of:=[.E23]-[.C23]*[.B23]/[.C24]" office:value-type="float" office:value="0.388129579975597" calcext:value-type="float">
            <text:p>0,388129579975597</text:p>
          </table:table-cell>
          <table:table-cell table:formula="of:=[.F23]-([.D23]*[.B23]/[.D24])" office:value-type="float" office:value="0.904607254833624" calcext:value-type="float">
            <text:p>0,90460725483362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table:formula="of:=[.C26]" office:value-type="float" office:value="0.204585659291059" calcext:value-type="float">
            <text:p>0,204585659291059</text:p>
          </table:table-cell>
          <table:table-cell table:formula="of:=[.G23]-([.C23]*[.D23]/[.D24])" office:value-type="float" office:value="0.075190362483553" calcext:value-type="float">
            <text:p>0,075190362483553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2"/>
          <table:table-cell table:formula="of:=[.D26]" office:value-type="float" office:value="0.215403226132381" calcext:value-type="float">
            <text:p>0,21540322613238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b1</text:p>
          </table:table-cell>
          <table:table-cell table:formula="of:=([.D31]*[.C29]-[.D30]*[.D29])/([.C30]*[.D31]-[.D30]*[.D30])" office:value-type="float" office:value="0.405744869220134" calcext:value-type="float">
            <text:p>0,405744869220134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table:formula="of:=([.C30]*[.D29]-[.D30]*[.C29])/([.C30]*[.D31]-[.D30]*[.D30])" office:value-type="float" office:value="4.05796685005972" calcext:value-type="float">
            <text:p>4,05796685005972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table:formula="of:=[.B25]-[.B33]*[.C25]-[.B34]*[.D25]" office:value-type="float" office:value="-0.0102418603487996" calcext:value-type="float">
            <text:p>-0,0102418603488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</table:table>
      <table:table table:name="x_values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1*Y</text:p>
          </table:table-cell>
          <table:table-cell table:style-name="ce4" office:value-type="string" calcext:value-type="string">
            <text:p>X2*Y</text:p>
          </table:table-cell>
          <table:table-cell table:style-name="ce4" office:value-type="string" calcext:value-type="string">
            <text:p>X1*X2</text:p>
          </table:table-cell>
          <table:table-cell table:style-name="ce2" office:value-type="string" calcext:value-type="string">
            <text:p>Y – Ymean</text:p>
          </table:table-cell>
          <table:table-cell table:style-name="ce2" office:value-type="string" calcext:value-type="string">
            <text:p>X1 – X1mean</text:p>
          </table:table-cell>
          <table:table-cell table:style-name="ce2" office:value-type="string" calcext:value-type="string">
            <text:p>X2 – X2mean</text:p>
          </table:table-cell>
          <table:table-cell table:style-name="ce1" office:value-type="string" calcext:value-type="string">
            <text:p>(Y – Ymean)²</text:p>
          </table:table-cell>
          <table:table-cell table:style-name="ce1" office:value-type="string" calcext:value-type="string">
            <text:p>(X1 – X1mean)²</text:p>
          </table:table-cell>
          <table:table-cell table:style-name="ce1" office:value-type="string" calcext:value-type="string">
            <text:p>(X2 – X2mean)²</text:p>
          </table:table-cell>
          <table:table-cell table:style-name="ce2" office:value-type="string" calcext:value-type="string">
            <text:p>Y-Ymean * X1 – X1mean</text:p>
          </table:table-cell>
          <table:table-cell table:style-name="ce2" office:value-type="string" calcext:value-type="string">
            <text:p>Y-Ymean * X2 – X2mean</text:p>
          </table:table-cell>
          <table:table-cell table:style-name="ce2" office:value-type="string" calcext:value-type="string">
            <text:p>X1 – X1mean * X2 – X2mean</text:p>
          </table:table-cell>
          <table:table-cell table:style-name="ce2" table:number-columns-repeated="100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formula="of:=[.C2]*[.B2]" office:value-type="float" office:value="0" calcext:value-type="float">
            <text:p>0</text:p>
          </table:table-cell>
          <table:table-cell table:style-name="ce6" table:formula="of:=[.D2]*[.B2]" office:value-type="float" office:value="0" calcext:value-type="float">
            <text:p>0</text:p>
          </table:table-cell>
          <table:table-cell table:style-name="ce6" table:formula="of:=[.C2]*[.D2]" office:value-type="float" office:value="0" calcext:value-type="float">
            <text:p>0</text:p>
          </table:table-cell>
          <table:table-cell table:formula="of:=[.B2]-[.B13]" office:value-type="float" office:value="-3.97489340392408" calcext:value-type="float">
            <text:p>-3,97489340392408</text:p>
          </table:table-cell>
          <table:table-cell table:formula="of:=[.C2]-[.C13]" office:value-type="float" office:value="-0.205932864719603" calcext:value-type="float">
            <text:p>-0,205932864719603</text:p>
          </table:table-cell>
          <table:table-cell table:formula="of:=[.D2]-[.D13]" office:value-type="float" office:value="-0.212283146180999" calcext:value-type="float">
            <text:p>-0,212283146180999</text:p>
          </table:table-cell>
          <table:table-cell table:formula="of:=POWER([.H2];2)" office:value-type="float" office:value="15.7997775725592" calcext:value-type="float">
            <text:p>15,7997775725592</text:p>
          </table:table-cell>
          <table:table-cell table:formula="of:=POWER([.I2];2)" office:value-type="float" office:value="0.0424083447716223" calcext:value-type="float">
            <text:p>0,042408344771622</text:p>
          </table:table-cell>
          <table:table-cell table:formula="of:=POWER([.J2];2)" office:value-type="float" office:value="0.0450641341525032" calcext:value-type="float">
            <text:p>0,045064134152503</text:p>
          </table:table-cell>
          <table:table-cell table:formula="of:=[.H2]*[.I2]" office:value-type="float" office:value="0.81856118562514" calcext:value-type="float">
            <text:p>0,81856118562514</text:p>
          </table:table-cell>
          <table:table-cell table:formula="of:=[.H2]*[.J2]" office:value-type="float" office:value="0.843802877519103" calcext:value-type="float">
            <text:p>0,843802877519103</text:p>
          </table:table-cell>
          <table:table-cell table:formula="of:=[.I2]*[.J2]" office:value-type="float" office:value="0.0437160764247433" calcext:value-type="float">
            <text:p>0,04371607642474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.70277585006972" calcext:value-type="float">
            <text:p>3,70277585006972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style-name="ce6" table:formula="of:=[.C3]*[.B3]" office:value-type="float" office:value="1.3149182878476" calcext:value-type="float">
            <text:p>1,3149182878476</text:p>
          </table:table-cell>
          <table:table-cell table:style-name="ce6" table:formula="of:=[.D3]*[.B3]" office:value-type="float" office:value="0.275321864217838" calcext:value-type="float">
            <text:p>0,275321864217838</text:p>
          </table:table-cell>
          <table:table-cell table:style-name="ce6" table:formula="of:=[.C3]*[.D3]" office:value-type="float" office:value="0.0264049057709984" calcext:value-type="float">
            <text:p>0,026404905770999</text:p>
          </table:table-cell>
          <table:table-cell table:formula="of:=[.B3]-[.B13]" office:value-type="float" office:value="-0.272117553854363" calcext:value-type="float">
            <text:p>-0,272117553854363</text:p>
          </table:table-cell>
          <table:table-cell table:formula="of:=[.C3]-[.C13]" office:value-type="float" office:value="0.149184037056355" calcext:value-type="float">
            <text:p>0,149184037056355</text:p>
          </table:table-cell>
          <table:table-cell table:formula="of:=[.D3]-[.D13]" office:value-type="float" office:value="-0.137927615258798" calcext:value-type="float">
            <text:p>-0,137927615258798</text:p>
          </table:table-cell>
          <table:table-cell table:formula="of:=POWER([.H3];2)" office:value-type="float" office:value="0.0740479631156821" calcext:value-type="float">
            <text:p>0,074047963115682</text:p>
          </table:table-cell>
          <table:table-cell table:formula="of:=POWER([.I3];2)" office:value-type="float" office:value="0.0222558769124319" calcext:value-type="float">
            <text:p>0,022255876912432</text:p>
          </table:table-cell>
          <table:table-cell table:formula="of:=POWER([.J3];2)" office:value-type="float" office:value="0.0190240270509789" calcext:value-type="float">
            <text:p>0,019024027050979</text:p>
          </table:table-cell>
          <table:table-cell table:formula="of:=[.H3]*[.I3]" office:value-type="float" office:value="-0.040595595237894" calcext:value-type="float">
            <text:p>-0,040595595237894</text:p>
          </table:table-cell>
          <table:table-cell table:formula="of:=[.H3]*[.J3]" office:value-type="float" office:value="0.0375325252731897" calcext:value-type="float">
            <text:p>0,03753252527319</text:p>
          </table:table-cell>
          <table:table-cell table:formula="of:=[.I3]*[.J3]" office:value-type="float" office:value="-0.0205765984658632" calcext:value-type="float">
            <text:p>-0,02057659846586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.0607006535147" calcext:value-type="float">
            <text:p>6,0607006535147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style-name="ce6" table:formula="of:=[.C4]*[.B4]" office:value-type="float" office:value="2.69348538989972" calcext:value-type="float">
            <text:p>2,69348538989972</text:p>
          </table:table-cell>
          <table:table-cell table:style-name="ce6" table:formula="of:=[.D4]*[.B4]" office:value-type="float" office:value="1.32890733181472" calcext:value-type="float">
            <text:p>1,32890733181472</text:p>
          </table:table-cell>
          <table:table-cell table:style-name="ce6" table:formula="of:=[.C4]*[.D4]" office:value-type="float" office:value="0.0974459184811268" calcext:value-type="float">
            <text:p>0,097445918481127</text:p>
          </table:table-cell>
          <table:table-cell table:formula="of:=[.B4]-[.B13]" office:value-type="float" office:value="2.08580724959062" calcext:value-type="float">
            <text:p>2,08580724959062</text:p>
          </table:table-cell>
          <table:table-cell table:formula="of:=[.C4]-[.C13]" office:value-type="float" office:value="0.238485288210904" calcext:value-type="float">
            <text:p>0,238485288210904</text:p>
          </table:table-cell>
          <table:table-cell table:formula="of:=[.D4]-[.D13]" office:value-type="float" office:value="0.00698314129750643" calcext:value-type="float">
            <text:p>0,006983141297506</text:p>
          </table:table-cell>
          <table:table-cell table:formula="of:=POWER([.H4];2)" office:value-type="float" office:value="4.35059188244478" calcext:value-type="float">
            <text:p>4,35059188244478</text:p>
          </table:table-cell>
          <table:table-cell table:formula="of:=POWER([.I4];2)" office:value-type="float" office:value="0.056875232693038" calcext:value-type="float">
            <text:p>0,056875232693038</text:p>
          </table:table-cell>
          <table:table-cell table:formula="of:=POWER([.J4];2)" office:value-type="float" office:value="0.0000487642623809398" calcext:value-type="float">
            <text:p>4,87642623809398E-05</text:p>
          </table:table-cell>
          <table:table-cell table:formula="of:=[.H4]*[.I4]" office:value-type="float" office:value="0.497434343071012" calcext:value-type="float">
            <text:p>0,497434343071012</text:p>
          </table:table-cell>
          <table:table-cell table:formula="of:=[.H4]*[.J4]" office:value-type="float" office:value="0.0145654867432545" calcext:value-type="float">
            <text:p>0,014565486743255</text:p>
          </table:table-cell>
          <table:table-cell table:formula="of:=[.I4]*[.J4]" office:value-type="float" office:value="0.00166537646495329" calcext:value-type="float">
            <text:p>0,00166537646495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.11791957320285" calcext:value-type="float">
            <text:p>7,11791957320285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style-name="ce6" table:formula="of:=[.C5]*[.B5]" office:value-type="float" office:value="2.58483937791532" calcext:value-type="float">
            <text:p>2,58483937791532</text:p>
          </table:table-cell>
          <table:table-cell table:style-name="ce6" table:formula="of:=[.D5]*[.B5]" office:value-type="float" office:value="2.74856923183267" calcext:value-type="float">
            <text:p>2,74856923183267</text:p>
          </table:table-cell>
          <table:table-cell table:style-name="ce6" table:formula="of:=[.C5]*[.D5]" office:value-type="float" office:value="0.140227789728921" calcext:value-type="float">
            <text:p>0,140227789728921</text:p>
          </table:table-cell>
          <table:table-cell table:formula="of:=[.B5]-[.B13]" office:value-type="float" office:value="3.14302616927877" calcext:value-type="float">
            <text:p>3,14302616927877</text:p>
          </table:table-cell>
          <table:table-cell table:formula="of:=[.C5]-[.C13]" office:value-type="float" office:value="0.157212482924754" calcext:value-type="float">
            <text:p>0,157212482924754</text:p>
          </table:table-cell>
          <table:table-cell table:formula="of:=[.D5]-[.D13]" office:value-type="float" office:value="0.173864688669556" calcext:value-type="float">
            <text:p>0,173864688669556</text:p>
          </table:table-cell>
          <table:table-cell table:formula="of:=POWER([.H5];2)" office:value-type="float" office:value="9.87861350077116" calcext:value-type="float">
            <text:p>9,87861350077116</text:p>
          </table:table-cell>
          <table:table-cell table:formula="of:=POWER([.I5];2)" office:value-type="float" office:value="0.0247157647873661" calcext:value-type="float">
            <text:p>0,024715764787366</text:p>
          </table:table-cell>
          <table:table-cell table:formula="of:=POWER([.J5];2)" office:value-type="float" office:value="0.0302289299661618" calcext:value-type="float">
            <text:p>0,030228929966162</text:p>
          </table:table-cell>
          <table:table-cell table:formula="of:=[.H5]*[.I5]" office:value-type="float" office:value="0.494122947969794" calcext:value-type="float">
            <text:p>0,494122947969794</text:p>
          </table:table-cell>
          <table:table-cell table:formula="of:=[.H5]*[.J5]" office:value-type="float" office:value="0.546461266401921" calcext:value-type="float">
            <text:p>0,546461266401921</text:p>
          </table:table-cell>
          <table:table-cell table:formula="of:=[.I5]*[.J5]" office:value-type="float" office:value="0.0273336993986803" calcext:value-type="float">
            <text:p>0,0273336993986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.38607945041053" calcext:value-type="float">
            <text:p>6,38607945041053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style-name="ce6" table:formula="of:=[.C6]*[.B6]" office:value-type="float" office:value="1.2702143934098" calcext:value-type="float">
            <text:p>1,2702143934098</text:p>
          </table:table-cell>
          <table:table-cell table:style-name="ce6" table:formula="of:=[.D6]*[.B6]" office:value-type="float" office:value="2.82756181468174" calcext:value-type="float">
            <text:p>2,82756181468174</text:p>
          </table:table-cell>
          <table:table-cell table:style-name="ce6" table:formula="of:=[.C6]*[.D6]" office:value-type="float" office:value="0.0880684804275567" calcext:value-type="float">
            <text:p>0,088068480427557</text:p>
          </table:table-cell>
          <table:table-cell table:formula="of:=[.B6]-[.B13]" office:value-type="float" office:value="2.41118604648645" calcext:value-type="float">
            <text:p>2,41118604648645</text:p>
          </table:table-cell>
          <table:table-cell table:formula="of:=[.C6]-[.C13]" office:value-type="float" office:value="-0.00702923327039787" calcext:value-type="float">
            <text:p>-0,007029233270398</text:p>
          </table:table-cell>
          <table:table-cell table:formula="of:=[.D6]-[.D13]" office:value-type="float" office:value="0.230486449255207" calcext:value-type="float">
            <text:p>0,230486449255207</text:p>
          </table:table-cell>
          <table:table-cell table:formula="of:=POWER([.H6];2)" office:value-type="float" office:value="5.81381815077094" calcext:value-type="float">
            <text:p>5,81381815077094</text:p>
          </table:table-cell>
          <table:table-cell table:formula="of:=POWER([.I6];2)" office:value-type="float" office:value="0.0000494101203696683" calcext:value-type="float">
            <text:p>4,94101203696683E-05</text:p>
          </table:table-cell>
          <table:table-cell table:formula="of:=POWER([.J6];2)" office:value-type="float" office:value="0.0531240032902733" calcext:value-type="float">
            <text:p>0,053124003290273</text:p>
          </table:table-cell>
          <table:table-cell table:formula="of:=[.H6]*[.I6]" office:value-type="float" office:value="-0.0169487891790816" calcext:value-type="float">
            <text:p>-0,016948789179082</text:p>
          </table:table-cell>
          <table:table-cell table:formula="of:=[.H6]*[.J6]" office:value-type="float" office:value="0.555745710348363" calcext:value-type="float">
            <text:p>0,555745710348363</text:p>
          </table:table-cell>
          <table:table-cell table:formula="of:=[.I6]*[.J6]" office:value-type="float" office:value="-0.00162014301748057" calcext:value-type="float">
            <text:p>-0,00162014301748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.55677830027078" calcext:value-type="float">
            <text:p>4,55677830027078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style-name="ce6" table:formula="of:=[.C7]*[.B7]" office:value-type="float" office:value="0.364296285653072" calcext:value-type="float">
            <text:p>0,364296285653072</text:p>
          </table:table-cell>
          <table:table-cell table:style-name="ce6" table:formula="of:=[.D7]*[.B7]" office:value-type="float" office:value="1.65612814859418" calcext:value-type="float">
            <text:p>1,65612814859418</text:p>
          </table:table-cell>
          <table:table-cell table:style-name="ce6" table:formula="of:=[.C7]*[.D7]" office:value-type="float" office:value="0.0290558030481534" calcext:value-type="float">
            <text:p>0,029055803048153</text:p>
          </table:table-cell>
          <table:table-cell table:formula="of:=[.B7]-[.B13]" office:value-type="float" office:value="0.581884896346697" calcext:value-type="float">
            <text:p>0,581884896346697</text:p>
          </table:table-cell>
          <table:table-cell table:formula="of:=[.C7]-[.C13]" office:value-type="float" office:value="-0.12598684548241" calcext:value-type="float">
            <text:p>-0,12598684548241</text:p>
          </table:table-cell>
          <table:table-cell table:formula="of:=[.D7]-[.D13]" office:value-type="float" office:value="0.151159628398524" calcext:value-type="float">
            <text:p>0,151159628398524</text:p>
          </table:table-cell>
          <table:table-cell table:formula="of:=POWER([.H7];2)" office:value-type="float" office:value="0.338590032596407" calcext:value-type="float">
            <text:p>0,338590032596407</text:p>
          </table:table-cell>
          <table:table-cell table:formula="of:=POWER([.I7];2)" office:value-type="float" office:value="0.0158726852346086" calcext:value-type="float">
            <text:p>0,015872685234609</text:p>
          </table:table-cell>
          <table:table-cell table:formula="of:=POWER([.J7];2)" office:value-type="float" office:value="0.02284923325758" calcext:value-type="float">
            <text:p>0,02284923325758</text:p>
          </table:table-cell>
          <table:table-cell table:formula="of:=[.H7]*[.I7]" office:value-type="float" office:value="-0.0733098425245794" calcext:value-type="float">
            <text:p>-0,073309842524579</text:p>
          </table:table-cell>
          <table:table-cell table:formula="of:=[.H7]*[.J7]" office:value-type="float" office:value="0.0879575047024807" calcext:value-type="float">
            <text:p>0,087957504702481</text:p>
          </table:table-cell>
          <table:table-cell table:formula="of:=[.I7]*[.J7]" office:value-type="float" office:value="-0.0190441247462234" calcext:value-type="float">
            <text:p>-0,019044124746223</text:p>
          </table:table-cell>
          <table:table-cell table:number-columns-repeated="100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formula="of:=[.C8]*[.B8]" office:value-type="float" office:value="0" calcext:value-type="float">
            <text:p>0</text:p>
          </table:table-cell>
          <table:table-cell table:style-name="ce6" table:formula="of:=[.D8]*[.B8]" office:value-type="float" office:value="0" calcext:value-type="float">
            <text:p>0</text:p>
          </table:table-cell>
          <table:table-cell table:style-name="ce6" table:formula="of:=[.C8]*[.D8]" office:value-type="float" office:value="0" calcext:value-type="float">
            <text:p>0</text:p>
          </table:table-cell>
          <table:table-cell table:formula="of:=[.B8]-[.B13]" office:value-type="float" office:value="-3.97489340392408" calcext:value-type="float">
            <text:p>-3,97489340392408</text:p>
          </table:table-cell>
          <table:table-cell table:formula="of:=[.C8]-[.C13]" office:value-type="float" office:value="-0.205932864719603" calcext:value-type="float">
            <text:p>-0,205932864719603</text:p>
          </table:table-cell>
          <table:table-cell table:formula="of:=[.D8]-[.D13]" office:value-type="float" office:value="-0.212283146180999" calcext:value-type="float">
            <text:p>-0,212283146180999</text:p>
          </table:table-cell>
          <table:table-cell table:formula="of:=POWER([.H8];2)" office:value-type="float" office:value="15.7997775725592" calcext:value-type="float">
            <text:p>15,7997775725592</text:p>
          </table:table-cell>
          <table:table-cell table:formula="of:=POWER([.I8];2)" office:value-type="float" office:value="0.0424083447716223" calcext:value-type="float">
            <text:p>0,042408344771622</text:p>
          </table:table-cell>
          <table:table-cell table:formula="of:=POWER([.J8];2)" office:value-type="float" office:value="0.0450641341525032" calcext:value-type="float">
            <text:p>0,045064134152503</text:p>
          </table:table-cell>
          <table:table-cell table:formula="of:=[.H8]*[.I8]" office:value-type="float" office:value="0.81856118562514" calcext:value-type="float">
            <text:p>0,81856118562514</text:p>
          </table:table-cell>
          <table:table-cell table:formula="of:=[.H8]*[.J8]" office:value-type="float" office:value="0.843802877519103" calcext:value-type="float">
            <text:p>0,843802877519103</text:p>
          </table:table-cell>
          <table:table-cell table:formula="of:=[.I8]*[.J8]" office:value-type="float" office:value="0.0437160764247433" calcext:value-type="float">
            <text:p>0,043716076424743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B2:.B9])" office:value-type="float" office:value="27.8242538274686" calcext:value-type="float">
            <text:p>27,8242538274686</text:p>
          </table:table-cell>
          <table:table-cell table:formula="of:=SUM([.C2:.C9])" office:value-type="float" office:value="1.44153005303722" calcext:value-type="float">
            <text:p>1,44153005303722</text:p>
          </table:table-cell>
          <table:table-cell table:formula="of:=SUM([.D2:.D9])" office:value-type="float" office:value="1.48598202326699" calcext:value-type="float">
            <text:p>1,48598202326699</text:p>
          </table:table-cell>
          <table:table-cell table:formula="of:=SUM([.E2:.E9])" office:value-type="float" office:value="8.22775373472551" calcext:value-type="float">
            <text:p>8,22775373472551</text:p>
          </table:table-cell>
          <table:table-cell table:formula="of:=SUM([.F2:.F9])" office:value-type="float" office:value="8.83648839114114" calcext:value-type="float">
            <text:p>8,83648839114114</text:p>
          </table:table-cell>
          <table:table-cell table:formula="of:=SUM([.G2:.G9])" office:value-type="float" office:value="0.381202897456756" calcext:value-type="float">
            <text:p>0,3812028974567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um of points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[.B11]/[.B12]" office:value-type="float" office:value="3.97489340392408" calcext:value-type="float">
            <text:p>3,97489340392408</text:p>
          </table:table-cell>
          <table:table-cell table:formula="of:=[.C11]/[.C12]" office:value-type="float" office:value="0.205932864719603" calcext:value-type="float">
            <text:p>0,205932864719603</text:p>
          </table:table-cell>
          <table:table-cell table:formula="of:=[.D11]/[.D12]" office:value-type="float" office:value="0.212283146180999" calcext:value-type="float">
            <text:p>0,212283146180999</text:p>
          </table:table-cell>
          <table:table-cell table:formula="of:=[.E11]/[.E12]" office:value-type="float" office:value="1.17539339067507" calcext:value-type="float">
            <text:p>1,17539339067507</text:p>
          </table:table-cell>
          <table:table-cell table:formula="of:=[.F11]/[.F12]" office:value-type="float" office:value="1.26235548444873" calcext:value-type="float">
            <text:p>1,26235548444873</text:p>
          </table:table-cell>
          <table:table-cell table:formula="of:=[.G11]/[.G12]" office:value-type="float" office:value="0.0544575567795366" calcext:value-type="float">
            <text:p>0,05445755677953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S</text:p>
          </table:table-cell>
          <table:table-cell table:formula="of:=SUM([.K2:.K9])" office:value-type="float" office:value="52.0552166748173" calcext:value-type="float">
            <text:p>52,0552166748173</text:p>
          </table:table-cell>
          <table:table-cell table:formula="of:=SUM([.L2:.L9])" office:value-type="float" office:value="0.204585659291059" calcext:value-type="float">
            <text:p>0,204585659291059</text:p>
          </table:table-cell>
          <table:table-cell table:formula="of:=SUM([.M2:.M9])" office:value-type="float" office:value="0.215403226132381" calcext:value-type="float">
            <text:p>0,2154032261323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formula="of:=[.B14]" office:value-type="float" office:value="52.0552166748173" calcext:value-type="float">
            <text:p>52,0552166748173</text:p>
          </table:table-cell>
          <table:table-cell table:formula="of:=[.E11]-[.C11]*[.B11]/[.C12]" office:value-type="float" office:value="2.49782543534953" calcext:value-type="float">
            <text:p>2,49782543534953</text:p>
          </table:table-cell>
          <table:table-cell table:formula="of:=[.F11]-([.D11]*[.B11]/[.D12])" office:value-type="float" office:value="2.92986824850742" calcext:value-type="float">
            <text:p>2,92986824850742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yx1)</text:p>
          </table:table-cell>
          <table:covered-table-cell table:number-columns-repeated="2" table:style-name="ce1"/>
          <table:table-cell table:formula="of:=SUM([.N2:.N9])/SQRT(SUM([.K2:.K9])*SUM([.L2:.L9]))" office:value-type="float" office:value="0.765406877914051" calcext:value-type="float">
            <text:p>0,76540687791405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formula="of:=[.I17]" office:value-type="float" office:value="0.765406877914051" calcext:value-type="float">
            <text:p>0,765406877914051</text:p>
          </table:table-cell>
          <table:table-cell table:formula="of:=[.C14]" office:value-type="float" office:value="0.204585659291059" calcext:value-type="float">
            <text:p>0,204585659291059</text:p>
          </table:table-cell>
          <table:table-cell table:formula="of:=[.G11]-([.C11]*[.D11]/[.D12])" office:value-type="float" office:value="0.075190362483553" calcext:value-type="float">
            <text:p>0,075190362483553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yx2)</text:p>
          </table:table-cell>
          <table:covered-table-cell table:number-columns-repeated="2" table:style-name="ce9"/>
          <table:table-cell table:formula="of:=SUM([.O2:.O9])/SQRT(SUM([.K2:.K9])*SUM([.M2:.M9]))" office:value-type="float" office:value="0.87496334664876" calcext:value-type="float">
            <text:p>0,8749633466487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formula="of:=[.I18]" office:value-type="float" office:value="0.87496334664876" calcext:value-type="float">
            <text:p>0,87496334664876</text:p>
          </table:table-cell>
          <table:table-cell table:formula="of:=[.I19]" office:value-type="float" office:value="0.358177650027119" calcext:value-type="float">
            <text:p>0,358177650027119</text:p>
          </table:table-cell>
          <table:table-cell table:formula="of:=[.D14]" office:value-type="float" office:value="0.215403226132381" calcext:value-type="float">
            <text:p>0,215403226132381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x1x2)</text:p>
          </table:table-cell>
          <table:covered-table-cell table:number-columns-repeated="2" table:style-name="ce9"/>
          <table:table-cell table:formula="of:=SUM([.P2:.P9])/SQRT(SUM([.L2:.L9])*SUM([.M2:.M9]))" office:value-type="float" office:value="0.358177650027119" calcext:value-type="float">
            <text:p>0,3581776500271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1 (1st pass)</text:p>
          </table:table-cell>
          <table:table-cell table:formula="of:=([.D19]*[.C17]-[.D18]*[.D17])/([.C18]*[.D19]-[.D18]*[.D18])" office:value-type="float" office:value="8.27133377094359" calcext:value-type="float">
            <text:p>8,271333770943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2 (1st pass)</text:p>
          </table:table-cell>
          <table:table-cell table:formula="of:=([.C18]*[.D17]-[.D18]*[.C17])/([.C18]*[.D19]-[.D18]*[.D18])" office:value-type="float" office:value="10.7145269153458" calcext:value-type="float">
            <text:p>10,71452691534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(1st pass)</text:p>
          </table:table-cell>
          <table:table-cell table:formula="of:=[.B13]-[.B21]*[.C13]-[.B22]*[.D13]" office:value-type="float" office:value="-0.00295953800891979" calcext:value-type="float">
            <text:p>-0,002959538008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1 (2nd pass)</text:p>
          </table:table-cell>
          <table:table-cell table:formula="of:=([.B18]-[.B19]*[.C19])/(1 - [.C19]*[.C19])" office:value-type="float" office:value="0.51853850457657" calcext:value-type="float">
            <text:p>0,518538504576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2 (2nd pass)</text:p>
          </table:table-cell>
          <table:table-cell table:formula="of:=([.B19]-[.B18]*[.C19])/(1 - [.C19]*[.C19])" office:value-type="float" office:value="0.689234443630948" calcext:value-type="float">
            <text:p>0,689234443630948</text:p>
          </table:table-cell>
          <table:table-cell table:number-columns-repeated="1022"/>
        </table:table-row>
      </table:table>
      <table:table table:name="Tabelle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1*Y</text:p>
          </table:table-cell>
          <table:table-cell table:style-name="ce4" office:value-type="string" calcext:value-type="string">
            <text:p>X2*Y</text:p>
          </table:table-cell>
          <table:table-cell table:style-name="ce4" office:value-type="string" calcext:value-type="string">
            <text:p>X1*X2</text:p>
          </table:table-cell>
          <table:table-cell table:style-name="ce2" office:value-type="string" calcext:value-type="string">
            <text:p>Y – Ymean</text:p>
          </table:table-cell>
          <table:table-cell table:style-name="ce2" office:value-type="string" calcext:value-type="string">
            <text:p>X1 – X1mean</text:p>
          </table:table-cell>
          <table:table-cell table:style-name="ce2" office:value-type="string" calcext:value-type="string">
            <text:p>X2 – X2mean</text:p>
          </table:table-cell>
          <table:table-cell table:style-name="ce1" office:value-type="string" calcext:value-type="string">
            <text:p>(Y – Ymean)²</text:p>
          </table:table-cell>
          <table:table-cell table:style-name="ce1" office:value-type="string" calcext:value-type="string">
            <text:p>(X1 – X1mean)²</text:p>
          </table:table-cell>
          <table:table-cell table:style-name="ce1" office:value-type="string" calcext:value-type="string">
            <text:p>(X2 – X2mean)²</text:p>
          </table:table-cell>
          <table:table-cell table:style-name="ce2" office:value-type="string" calcext:value-type="string">
            <text:p>Y-Ymean * X1 – X1mean</text:p>
          </table:table-cell>
          <table:table-cell table:style-name="ce2" office:value-type="string" calcext:value-type="string">
            <text:p>Y-Ymean * X2 – X2mean</text:p>
          </table:table-cell>
          <table:table-cell table:style-name="ce2" office:value-type="string" calcext:value-type="string">
            <text:p>X1 – X1mean * X2 – X2mean</text:p>
          </table:table-cell>
          <table:table-cell table:style-name="ce2" table:number-columns-repeated="100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formula="of:=[.C2]*[.B2]" office:value-type="float" office:value="0" calcext:value-type="float">
            <text:p>0</text:p>
          </table:table-cell>
          <table:table-cell table:style-name="ce6" table:formula="of:=[.D2]*[.B2]" office:value-type="float" office:value="0" calcext:value-type="float">
            <text:p>0</text:p>
          </table:table-cell>
          <table:table-cell table:style-name="ce6" table:formula="of:=[.C2]*[.D2]" office:value-type="float" office:value="0" calcext:value-type="float">
            <text:p>0</text:p>
          </table:table-cell>
          <table:table-cell table:formula="of:=[.B2]-[.B13]" office:value-type="float" office:value="-0.934752312943856" calcext:value-type="float">
            <text:p>-0,934752312943856</text:p>
          </table:table-cell>
          <table:table-cell table:formula="of:=[.C2]-[.C13]" office:value-type="float" office:value="-0.205932864719603" calcext:value-type="float">
            <text:p>-0,205932864719603</text:p>
          </table:table-cell>
          <table:table-cell table:formula="of:=[.D2]-[.D13]" office:value-type="float" office:value="-0.212283146180999" calcext:value-type="float">
            <text:p>-0,212283146180999</text:p>
          </table:table-cell>
          <table:table-cell table:formula="of:=POWER([.H2];2)" office:value-type="float" office:value="0.873761886553889" calcext:value-type="float">
            <text:p>0,873761886553889</text:p>
          </table:table-cell>
          <table:table-cell table:formula="of:=POWER([.I2];2)" office:value-type="float" office:value="0.0424083447716223" calcext:value-type="float">
            <text:p>0,042408344771622</text:p>
          </table:table-cell>
          <table:table-cell table:formula="of:=POWER([.J2];2)" office:value-type="float" office:value="0.0450641341525032" calcext:value-type="float">
            <text:p>0,045064134152503</text:p>
          </table:table-cell>
          <table:table-cell table:formula="of:=[.H2]*[.I2]" office:value-type="float" office:value="0.192496221607803" calcext:value-type="float">
            <text:p>0,192496221607803</text:p>
          </table:table-cell>
          <table:table-cell table:formula="of:=[.H2]*[.J2]" office:value-type="float" office:value="0.198432161891687" calcext:value-type="float">
            <text:p>0,198432161891687</text:p>
          </table:table-cell>
          <table:table-cell table:formula="of:=[.I2]*[.J2]" office:value-type="float" office:value="0.0437160764247433" calcext:value-type="float">
            <text:p>0,04371607642474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500553703492575" calcext:value-type="float">
            <text:p>0,500553703492575</text:p>
          </table:table-cell>
          <table:table-cell office:value-type="float" office:value="0.355116901775958" calcext:value-type="float">
            <text:p>0,355116901775958</text:p>
          </table:table-cell>
          <table:table-cell office:value-type="float" office:value="0.0743555309222009" calcext:value-type="float">
            <text:p>0,074355530922201</text:p>
          </table:table-cell>
          <table:table-cell table:style-name="ce6" table:formula="of:=[.C3]*[.B3]" office:value-type="float" office:value="0.177755080356765" calcext:value-type="float">
            <text:p>0,177755080356765</text:p>
          </table:table-cell>
          <table:table-cell table:style-name="ce6" table:formula="of:=[.D3]*[.B3]" office:value-type="float" office:value="0.0372189363782643" calcext:value-type="float">
            <text:p>0,037218936378264</text:p>
          </table:table-cell>
          <table:table-cell table:style-name="ce6" table:formula="of:=[.C3]*[.D3]" office:value-type="float" office:value="0.0264049057709984" calcext:value-type="float">
            <text:p>0,026404905770999</text:p>
          </table:table-cell>
          <table:table-cell table:formula="of:=[.B3]-[.B13]" office:value-type="float" office:value="-0.434198609451281" calcext:value-type="float">
            <text:p>-0,434198609451281</text:p>
          </table:table-cell>
          <table:table-cell table:formula="of:=[.C3]-[.C13]" office:value-type="float" office:value="0.149184037056355" calcext:value-type="float">
            <text:p>0,149184037056355</text:p>
          </table:table-cell>
          <table:table-cell table:formula="of:=[.D3]-[.D13]" office:value-type="float" office:value="-0.137927615258798" calcext:value-type="float">
            <text:p>-0,137927615258798</text:p>
          </table:table-cell>
          <table:table-cell table:formula="of:=POWER([.H3];2)" office:value-type="float" office:value="0.188528432449426" calcext:value-type="float">
            <text:p>0,188528432449426</text:p>
          </table:table-cell>
          <table:table-cell table:formula="of:=POWER([.I3];2)" office:value-type="float" office:value="0.0222558769124319" calcext:value-type="float">
            <text:p>0,022255876912432</text:p>
          </table:table-cell>
          <table:table-cell table:formula="of:=POWER([.J3];2)" office:value-type="float" office:value="0.0190240270509789" calcext:value-type="float">
            <text:p>0,019024027050979</text:p>
          </table:table-cell>
          <table:table-cell table:formula="of:=[.H3]*[.I3]" office:value-type="float" office:value="-0.0647755014421978" calcext:value-type="float">
            <text:p>-0,064775501442198</text:p>
          </table:table-cell>
          <table:table-cell table:formula="of:=[.H3]*[.J3]" office:value-type="float" office:value="0.0598879787503013" calcext:value-type="float">
            <text:p>0,059887978750301</text:p>
          </table:table-cell>
          <table:table-cell table:formula="of:=[.I3]*[.J3]" office:value-type="float" office:value="-0.0205765984658632" calcext:value-type="float">
            <text:p>-0,02057659846586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95900545802603" calcext:value-type="float">
            <text:p>0,95900545802603</text:p>
          </table:table-cell>
          <table:table-cell office:value-type="float" office:value="0.444418152930507" calcext:value-type="float">
            <text:p>0,444418152930507</text:p>
          </table:table-cell>
          <table:table-cell office:value-type="float" office:value="0.219266287478505" calcext:value-type="float">
            <text:p>0,219266287478505</text:p>
          </table:table-cell>
          <table:table-cell table:style-name="ce6" table:formula="of:=[.C4]*[.B4]" office:value-type="float" office:value="0.426199434306203" calcext:value-type="float">
            <text:p>0,426199434306203</text:p>
          </table:table-cell>
          <table:table-cell table:style-name="ce6" table:formula="of:=[.D4]*[.B4]" office:value-type="float" office:value="0.210277566452991" calcext:value-type="float">
            <text:p>0,210277566452991</text:p>
          </table:table-cell>
          <table:table-cell table:style-name="ce6" table:formula="of:=[.C4]*[.D4]" office:value-type="float" office:value="0.0974459184811268" calcext:value-type="float">
            <text:p>0,097445918481127</text:p>
          </table:table-cell>
          <table:table-cell table:formula="of:=[.B4]-[.B13]" office:value-type="float" office:value="0.0242531450821736" calcext:value-type="float">
            <text:p>0,024253145082174</text:p>
          </table:table-cell>
          <table:table-cell table:formula="of:=[.C4]-[.C13]" office:value-type="float" office:value="0.238485288210904" calcext:value-type="float">
            <text:p>0,238485288210904</text:p>
          </table:table-cell>
          <table:table-cell table:formula="of:=[.D4]-[.D13]" office:value-type="float" office:value="0.00698314129750643" calcext:value-type="float">
            <text:p>0,006983141297506</text:p>
          </table:table-cell>
          <table:table-cell table:formula="of:=POWER([.H4];2)" office:value-type="float" office:value="0.00058821504637696" calcext:value-type="float">
            <text:p>0,000588215046377</text:p>
          </table:table-cell>
          <table:table-cell table:formula="of:=POWER([.I4];2)" office:value-type="float" office:value="0.056875232693038" calcext:value-type="float">
            <text:p>0,056875232693038</text:p>
          </table:table-cell>
          <table:table-cell table:formula="of:=POWER([.J4];2)" office:value-type="float" office:value="0.0000487642623809398" calcext:value-type="float">
            <text:p>4,87642623809398E-05</text:p>
          </table:table-cell>
          <table:table-cell table:formula="of:=[.H4]*[.I4]" office:value-type="float" office:value="0.00578401829494304" calcext:value-type="float">
            <text:p>0,005784018294943</text:p>
          </table:table-cell>
          <table:table-cell table:formula="of:=[.H4]*[.J4]" office:value-type="float" office:value="0.000169363139017741" calcext:value-type="float">
            <text:p>0,000169363139018</text:p>
          </table:table-cell>
          <table:table-cell table:formula="of:=[.I4]*[.J4]" office:value-type="float" office:value="0.00166537646495329" calcext:value-type="float">
            <text:p>0,00166537646495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.71606385524159" calcext:value-type="float">
            <text:p>1,71606385524159</text:p>
          </table:table-cell>
          <table:table-cell office:value-type="float" office:value="0.363145347644357" calcext:value-type="float">
            <text:p>0,363145347644357</text:p>
          </table:table-cell>
          <table:table-cell office:value-type="float" office:value="0.386147834850555" calcext:value-type="float">
            <text:p>0,386147834850555</text:p>
          </table:table-cell>
          <table:table-cell table:style-name="ce6" table:formula="of:=[.C5]*[.B5]" office:value-type="float" office:value="0.623180605291623" calcext:value-type="float">
            <text:p>0,623180605291623</text:p>
          </table:table-cell>
          <table:table-cell table:style-name="ce6" table:formula="of:=[.D5]*[.B5]" office:value-type="float" office:value="0.662654342166836" calcext:value-type="float">
            <text:p>0,662654342166836</text:p>
          </table:table-cell>
          <table:table-cell table:style-name="ce6" table:formula="of:=[.C5]*[.D5]" office:value-type="float" office:value="0.140227789728921" calcext:value-type="float">
            <text:p>0,140227789728921</text:p>
          </table:table-cell>
          <table:table-cell table:formula="of:=[.B5]-[.B13]" office:value-type="float" office:value="0.781311542297734" calcext:value-type="float">
            <text:p>0,781311542297734</text:p>
          </table:table-cell>
          <table:table-cell table:formula="of:=[.C5]-[.C13]" office:value-type="float" office:value="0.157212482924754" calcext:value-type="float">
            <text:p>0,157212482924754</text:p>
          </table:table-cell>
          <table:table-cell table:formula="of:=[.D5]-[.D13]" office:value-type="float" office:value="0.173864688669556" calcext:value-type="float">
            <text:p>0,173864688669556</text:p>
          </table:table-cell>
          <table:table-cell table:formula="of:=POWER([.H5];2)" office:value-type="float" office:value="0.610447726127663" calcext:value-type="float">
            <text:p>0,610447726127663</text:p>
          </table:table-cell>
          <table:table-cell table:formula="of:=POWER([.I5];2)" office:value-type="float" office:value="0.0247157647873661" calcext:value-type="float">
            <text:p>0,024715764787366</text:p>
          </table:table-cell>
          <table:table-cell table:formula="of:=POWER([.J5];2)" office:value-type="float" office:value="0.0302289299661618" calcext:value-type="float">
            <text:p>0,030228929966162</text:p>
          </table:table-cell>
          <table:table-cell table:formula="of:=[.H5]*[.I5]" office:value-type="float" office:value="0.122831927502396" calcext:value-type="float">
            <text:p>0,122831927502396</text:p>
          </table:table-cell>
          <table:table-cell table:formula="of:=[.H5]*[.J5]" office:value-type="float" office:value="0.135842488055526" calcext:value-type="float">
            <text:p>0,135842488055526</text:p>
          </table:table-cell>
          <table:table-cell table:formula="of:=[.I5]*[.J5]" office:value-type="float" office:value="0.0273336993986803" calcext:value-type="float">
            <text:p>0,0273336993986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.01112262482949" calcext:value-type="float">
            <text:p>2,01112262482949</text:p>
          </table:table-cell>
          <table:table-cell office:value-type="float" office:value="0.198903631449205" calcext:value-type="float">
            <text:p>0,198903631449205</text:p>
          </table:table-cell>
          <table:table-cell office:value-type="float" office:value="0.442769595436206" calcext:value-type="float">
            <text:p>0,442769595436206</text:p>
          </table:table-cell>
          <table:table-cell table:style-name="ce6" table:formula="of:=[.C6]*[.B6]" office:value-type="float" office:value="0.400019593368243" calcext:value-type="float">
            <text:p>0,400019593368243</text:p>
          </table:table-cell>
          <table:table-cell table:style-name="ce6" table:formula="of:=[.D6]*[.B6]" office:value-type="float" office:value="0.890463950968354" calcext:value-type="float">
            <text:p>0,890463950968354</text:p>
          </table:table-cell>
          <table:table-cell table:style-name="ce6" table:formula="of:=[.C6]*[.D6]" office:value-type="float" office:value="0.0880684804275567" calcext:value-type="float">
            <text:p>0,088068480427557</text:p>
          </table:table-cell>
          <table:table-cell table:formula="of:=[.B6]-[.B13]" office:value-type="float" office:value="1.07637031188563" calcext:value-type="float">
            <text:p>1,07637031188563</text:p>
          </table:table-cell>
          <table:table-cell table:formula="of:=[.C6]-[.C13]" office:value-type="float" office:value="-0.00702923327039787" calcext:value-type="float">
            <text:p>-0,007029233270398</text:p>
          </table:table-cell>
          <table:table-cell table:formula="of:=[.D6]-[.D13]" office:value-type="float" office:value="0.230486449255207" calcext:value-type="float">
            <text:p>0,230486449255207</text:p>
          </table:table-cell>
          <table:table-cell table:formula="of:=POWER([.H6];2)" office:value-type="float" office:value="1.15857304830878" calcext:value-type="float">
            <text:p>1,15857304830878</text:p>
          </table:table-cell>
          <table:table-cell table:formula="of:=POWER([.I6];2)" office:value-type="float" office:value="0.0000494101203696683" calcext:value-type="float">
            <text:p>4,94101203696683E-05</text:p>
          </table:table-cell>
          <table:table-cell table:formula="of:=POWER([.J6];2)" office:value-type="float" office:value="0.0531240032902733" calcext:value-type="float">
            <text:p>0,053124003290273</text:p>
          </table:table-cell>
          <table:table-cell table:formula="of:=[.H6]*[.I6]" office:value-type="float" office:value="-0.00756605800757502" calcext:value-type="float">
            <text:p>-0,007566058007575</text:p>
          </table:table-cell>
          <table:table-cell table:formula="of:=[.H6]*[.J6]" office:value-type="float" office:value="0.24808877127024" calcext:value-type="float">
            <text:p>0,24808877127024</text:p>
          </table:table-cell>
          <table:table-cell table:formula="of:=[.I6]*[.J6]" office:value-type="float" office:value="-0.00162014301748057" calcext:value-type="float">
            <text:p>-0,00162014301748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.35652054901731" calcext:value-type="float">
            <text:p>1,35652054901731</text:p>
          </table:table-cell>
          <table:table-cell office:value-type="float" office:value="0.0799460192371931" calcext:value-type="float">
            <text:p>0,079946019237193</text:p>
          </table:table-cell>
          <table:table-cell office:value-type="float" office:value="0.363442774579523" calcext:value-type="float">
            <text:p>0,363442774579523</text:p>
          </table:table-cell>
          <table:table-cell table:style-name="ce6" table:formula="of:=[.C7]*[.B7]" office:value-type="float" office:value="0.108448417907386" calcext:value-type="float">
            <text:p>0,108448417907386</text:p>
          </table:table-cell>
          <table:table-cell table:style-name="ce6" table:formula="of:=[.D7]*[.B7]" office:value-type="float" office:value="0.493017592108989" calcext:value-type="float">
            <text:p>0,493017592108989</text:p>
          </table:table-cell>
          <table:table-cell table:style-name="ce6" table:formula="of:=[.C7]*[.D7]" office:value-type="float" office:value="0.0290558030481534" calcext:value-type="float">
            <text:p>0,029055803048153</text:p>
          </table:table-cell>
          <table:table-cell table:formula="of:=[.B7]-[.B13]" office:value-type="float" office:value="0.421768236073454" calcext:value-type="float">
            <text:p>0,421768236073454</text:p>
          </table:table-cell>
          <table:table-cell table:formula="of:=[.C7]-[.C13]" office:value-type="float" office:value="-0.12598684548241" calcext:value-type="float">
            <text:p>-0,12598684548241</text:p>
          </table:table-cell>
          <table:table-cell table:formula="of:=[.D7]-[.D13]" office:value-type="float" office:value="0.151159628398524" calcext:value-type="float">
            <text:p>0,151159628398524</text:p>
          </table:table-cell>
          <table:table-cell table:formula="of:=POWER([.H7];2)" office:value-type="float" office:value="0.177888444960512" calcext:value-type="float">
            <text:p>0,177888444960512</text:p>
          </table:table-cell>
          <table:table-cell table:formula="of:=POWER([.I7];2)" office:value-type="float" office:value="0.0158726852346086" calcext:value-type="float">
            <text:p>0,015872685234609</text:p>
          </table:table-cell>
          <table:table-cell table:formula="of:=POWER([.J7];2)" office:value-type="float" office:value="0.02284923325758" calcext:value-type="float">
            <text:p>0,02284923325758</text:p>
          </table:table-cell>
          <table:table-cell table:formula="of:=[.H7]*[.I7]" office:value-type="float" office:value="-0.0531372495875747" calcext:value-type="float">
            <text:p>-0,053137249587575</text:p>
          </table:table-cell>
          <table:table-cell table:formula="of:=[.H7]*[.J7]" office:value-type="float" office:value="0.0637543298351644" calcext:value-type="float">
            <text:p>0,063754329835164</text:p>
          </table:table-cell>
          <table:table-cell table:formula="of:=[.I7]*[.J7]" office:value-type="float" office:value="-0.0190441247462234" calcext:value-type="float">
            <text:p>-0,019044124746223</text:p>
          </table:table-cell>
          <table:table-cell table:number-columns-repeated="100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6" table:formula="of:=[.C8]*[.B8]" office:value-type="float" office:value="0" calcext:value-type="float">
            <text:p>0</text:p>
          </table:table-cell>
          <table:table-cell table:style-name="ce6" table:formula="of:=[.D8]*[.B8]" office:value-type="float" office:value="0" calcext:value-type="float">
            <text:p>0</text:p>
          </table:table-cell>
          <table:table-cell table:style-name="ce6" table:formula="of:=[.C8]*[.D8]" office:value-type="float" office:value="0" calcext:value-type="float">
            <text:p>0</text:p>
          </table:table-cell>
          <table:table-cell table:formula="of:=[.B8]-[.B13]" office:value-type="float" office:value="-0.934752312943856" calcext:value-type="float">
            <text:p>-0,934752312943856</text:p>
          </table:table-cell>
          <table:table-cell table:formula="of:=[.C8]-[.C13]" office:value-type="float" office:value="-0.205932864719603" calcext:value-type="float">
            <text:p>-0,205932864719603</text:p>
          </table:table-cell>
          <table:table-cell table:formula="of:=[.D8]-[.D13]" office:value-type="float" office:value="-0.212283146180999" calcext:value-type="float">
            <text:p>-0,212283146180999</text:p>
          </table:table-cell>
          <table:table-cell table:formula="of:=POWER([.H8];2)" office:value-type="float" office:value="0.873761886553889" calcext:value-type="float">
            <text:p>0,873761886553889</text:p>
          </table:table-cell>
          <table:table-cell table:formula="of:=POWER([.I8];2)" office:value-type="float" office:value="0.0424083447716223" calcext:value-type="float">
            <text:p>0,042408344771622</text:p>
          </table:table-cell>
          <table:table-cell table:formula="of:=POWER([.J8];2)" office:value-type="float" office:value="0.0450641341525032" calcext:value-type="float">
            <text:p>0,045064134152503</text:p>
          </table:table-cell>
          <table:table-cell table:formula="of:=[.H8]*[.I8]" office:value-type="float" office:value="0.192496221607803" calcext:value-type="float">
            <text:p>0,192496221607803</text:p>
          </table:table-cell>
          <table:table-cell table:formula="of:=[.H8]*[.J8]" office:value-type="float" office:value="0.198432161891687" calcext:value-type="float">
            <text:p>0,198432161891687</text:p>
          </table:table-cell>
          <table:table-cell table:formula="of:=[.I8]*[.J8]" office:value-type="float" office:value="0.0437160764247433" calcext:value-type="float">
            <text:p>0,043716076424743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B2:.B9])" office:value-type="float" office:value="6.543266190607" calcext:value-type="float">
            <text:p>6,543266190607</text:p>
          </table:table-cell>
          <table:table-cell table:formula="of:=SUM([.C2:.C9])" office:value-type="float" office:value="1.44153005303722" calcext:value-type="float">
            <text:p>1,44153005303722</text:p>
          </table:table-cell>
          <table:table-cell table:formula="of:=SUM([.D2:.D9])" office:value-type="float" office:value="1.48598202326699" calcext:value-type="float">
            <text:p>1,48598202326699</text:p>
          </table:table-cell>
          <table:table-cell table:formula="of:=SUM([.E2:.E9])" office:value-type="float" office:value="1.73560313123022" calcext:value-type="float">
            <text:p>1,73560313123022</text:p>
          </table:table-cell>
          <table:table-cell table:formula="of:=SUM([.F2:.F9])" office:value-type="float" office:value="2.29363238807543" calcext:value-type="float">
            <text:p>2,29363238807543</text:p>
          </table:table-cell>
          <table:table-cell table:formula="of:=SUM([.G2:.G9])" office:value-type="float" office:value="0.381202897456756" calcext:value-type="float">
            <text:p>0,3812028974567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um of points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[.B11]/[.B12]" office:value-type="float" office:value="0.934752312943856" calcext:value-type="float">
            <text:p>0,934752312943856</text:p>
          </table:table-cell>
          <table:table-cell table:formula="of:=[.C11]/[.C12]" office:value-type="float" office:value="0.205932864719603" calcext:value-type="float">
            <text:p>0,205932864719603</text:p>
          </table:table-cell>
          <table:table-cell table:formula="of:=[.D11]/[.D12]" office:value-type="float" office:value="0.212283146180999" calcext:value-type="float">
            <text:p>0,2122831461809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S</text:p>
          </table:table-cell>
          <table:table-cell/>
          <table:table-cell table:formula="of:=SUM([.L2:.L9])" office:value-type="float" office:value="0.204585659291059" calcext:value-type="float">
            <text:p>0,204585659291059</text:p>
          </table:table-cell>
          <table:table-cell table:formula="of:=SUM([.M2:.M9])" office:value-type="float" office:value="0.215403226132381" calcext:value-type="float">
            <text:p>0,21540322613238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</text:p>
          </table:table-cell>
          <table:table-cell/>
          <table:table-cell table:formula="of:=[.E11]-[.C11]*[.B11]/[.C12]" office:value-type="float" office:value="0.388129579975597" calcext:value-type="float">
            <text:p>0,388129579975597</text:p>
          </table:table-cell>
          <table:table-cell table:formula="of:=[.F11]-([.D11]*[.B11]/[.D12])" office:value-type="float" office:value="0.904607254833624" calcext:value-type="float">
            <text:p>0,904607254833624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yx1)</text:p>
          </table:table-cell>
          <table:covered-table-cell table:number-columns-repeated="2" table:style-name="ce1"/>
          <table:table-cell table:formula="of:=SUM([.N2:.N9])/SQRT(SUM([.K2:.K9])*SUM([.L2:.L9]))" office:value-type="float" office:value="0.435436387122581" calcext:value-type="float">
            <text:p>0,43543638712258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formula="of:=[.I17]" office:value-type="float" office:value="0.435436387122581" calcext:value-type="float">
            <text:p>0,435436387122581</text:p>
          </table:table-cell>
          <table:table-cell table:formula="of:=[.C14]" office:value-type="float" office:value="0.204585659291059" calcext:value-type="float">
            <text:p>0,204585659291059</text:p>
          </table:table-cell>
          <table:table-cell table:formula="of:=[.G11]-([.C11]*[.D11]/[.D12])" office:value-type="float" office:value="0.075190362483553" calcext:value-type="float">
            <text:p>0,075190362483553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yx2)</text:p>
          </table:table-cell>
          <table:covered-table-cell table:number-columns-repeated="2" table:style-name="ce9"/>
          <table:table-cell table:formula="of:=SUM([.O2:.O9])/SQRT(SUM([.K2:.K9])*SUM([.M2:.M9]))" office:value-type="float" office:value="0.989052930984761" calcext:value-type="float">
            <text:p>0,98905293098476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formula="of:=[.I18]" office:value-type="float" office:value="0.989052930984761" calcext:value-type="float">
            <text:p>0,989052930984761</text:p>
          </table:table-cell>
          <table:table-cell table:formula="of:=[.I19]" office:value-type="float" office:value="0.358177650027119" calcext:value-type="float">
            <text:p>0,358177650027119</text:p>
          </table:table-cell>
          <table:table-cell table:formula="of:=[.D14]" office:value-type="float" office:value="0.215403226132381" calcext:value-type="float">
            <text:p>0,215403226132381</text:p>
          </table:table-cell>
          <table:table-cell/>
          <table:table-cell table:style-name="ce8" office:value-type="string" calcext:value-type="string" table:number-columns-spanned="3" table:number-rows-spanned="1">
            <text:p>sample correlation coefficient r(x1x2)</text:p>
          </table:table-cell>
          <table:covered-table-cell table:number-columns-repeated="2" table:style-name="ce9"/>
          <table:table-cell table:formula="of:=SUM([.P2:.P9])/SQRT(SUM([.L2:.L9])*SUM([.M2:.M9]))" office:value-type="float" office:value="0.358177650027119" calcext:value-type="float">
            <text:p>0,3581776500271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1 (1st pass)</text:p>
          </table:table-cell>
          <table:table-cell table:formula="of:=([.D19]*[.C17]-[.D18]*[.D17])/([.C18]*[.D19]-[.D18]*[.D18])" office:value-type="float" office:value="0.405744869220134" calcext:value-type="float">
            <text:p>0,4057448692201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2 (1st pass)</text:p>
          </table:table-cell>
          <table:table-cell table:formula="of:=([.C18]*[.D17]-[.D18]*[.C17])/([.C18]*[.D19]-[.D18]*[.D18])" office:value-type="float" office:value="4.05796685005972" calcext:value-type="float">
            <text:p>4,057966850059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(1st pass)</text:p>
          </table:table-cell>
          <table:table-cell table:formula="of:=[.B13]-[.B21]*[.C13]-[.B22]*[.D13]" office:value-type="float" office:value="-0.0102418603487996" calcext:value-type="float">
            <text:p>-0,01024186034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1 (2nd pass)</text:p>
          </table:table-cell>
          <table:table-cell table:formula="of:=([.B18]-[.B19]*[.C19])/(1 - [.C19]*[.C19])" office:value-type="float" office:value="0.0931271259952305" calcext:value-type="float">
            <text:p>0,0931271259952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2 (2nd pass)</text:p>
          </table:table-cell>
          <table:table-cell table:formula="of:=([.B19]-[.B18]*[.C19])/(1 - [.C19]*[.C19])" office:value-type="float" office:value="0.95569687584201" calcext:value-type="float">
            <text:p>0,9556968758420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 style:data-style-name="N2" text:time-value="14:15:44.6769239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7:47:29.545975579</dc:date>
    <meta:editing-duration>PT6H31M10S</meta:editing-duration>
    <meta:editing-cycles>45</meta:editing-cycles>
    <meta:generator>LibreOffice/6.0.7.3$Linux_X86_64 LibreOffice_project/00m0$Build-3</meta:generator>
    <meta:document-statistic meta:table-count="5" meta:cell-count="930" meta:object-count="0"/>
  </office:meta>
</office:document-meta>
</file>